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30000051897937ECD.png" manifest:media-type="image/png"/>
  <manifest:file-entry manifest:full-path="Pictures/10000001000004480000001E7FD263B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1ac8ce" officeooo:paragraph-rsid="001ac8ce"/>
    </style:style>
    <style:style style:name="P4" style:family="paragraph" style:parent-style-name="Heading_20_1" style:master-page-name="Fonctionnalités_20_implémentées">
      <style:paragraph-properties style:page-number="auto"/>
    </style:style>
    <style:style style:name="P5" style:family="paragraph" style:parent-style-name="Text_20_body">
      <style:text-properties officeooo:rsid="002bd8a0" officeooo:paragraph-rsid="002bd8a0"/>
    </style:style>
    <style:style style:name="P6" style:family="paragraph" style:parent-style-name="Text_20_body">
      <style:text-properties officeooo:rsid="002d15ae" officeooo:paragraph-rsid="00303cd1"/>
    </style:style>
    <style:style style:name="P7" style:family="paragraph" style:parent-style-name="Standard">
      <loext:graphic-properties draw:fill="solid" draw:fill-color="#191a1c"/>
      <style:paragraph-properties fo:background-color="#191a1c" fo:padding="0cm" fo:border="none" style:shadow="none"/>
    </style:style>
    <style:style style:name="P8" style:family="paragraph" style:parent-style-name="Standard">
      <style:text-properties fo:color="#bcbec4" loext:opacity="100%" style:font-name="JetBrains Mono" fo:font-size="10pt" fo:font-style="normal" fo:font-weight="normal" officeooo:rsid="002f8c23" officeooo:paragraph-rsid="00303cd1" style:font-size-asian="10pt" style:font-style-asian="normal" style:font-weight-asian="normal"/>
    </style:style>
    <style:style style:name="P9" style:family="paragraph" style:parent-style-name="Standard">
      <style:text-properties fo:color="#bcbec4" loext:opacity="100%" style:font-name="JetBrains Mono" fo:font-size="10pt" fo:font-style="normal" fo:font-weight="normal" style:font-size-asian="10pt" style:font-style-asian="normal" style:font-weight-asian="normal"/>
    </style:style>
    <style:style style:name="P10" style:family="paragraph" style:parent-style-name="Standard">
      <style:text-properties officeooo:rsid="0037cfe8" officeooo:paragraph-rsid="0037cfe8"/>
    </style:style>
    <style:style style:name="P11" style:family="paragraph" style:parent-style-name="Standard">
      <style:text-properties officeooo:rsid="003d19c3" officeooo:paragraph-rsid="003d19c3"/>
    </style:style>
    <style:style style:name="P12" style:family="paragraph" style:parent-style-name="Standard">
      <style:text-properties officeooo:rsid="003fc27b" officeooo:paragraph-rsid="003fc27b"/>
    </style:style>
    <style:style style:name="P13" style:family="paragraph" style:parent-style-name="Standard">
      <style:text-properties officeooo:rsid="00401338" officeooo:paragraph-rsid="00401338"/>
    </style:style>
    <style:style style:name="P14" style:family="paragraph" style:parent-style-name="Text_20_body">
      <style:text-properties officeooo:rsid="00447392" officeooo:paragraph-rsid="00447392"/>
    </style:style>
    <style:style style:name="P15" style:family="paragraph" style:parent-style-name="Standard">
      <style:text-properties officeooo:rsid="0046ddac" officeooo:paragraph-rsid="0046ddac"/>
    </style:style>
    <style:style style:name="P16" style:family="paragraph" style:parent-style-name="Standard">
      <style:text-properties fo:color="#bcbec4" loext:opacity="100%" style:font-name="JetBrains Mono" fo:font-size="10pt" fo:font-style="normal" fo:font-weight="normal" officeooo:rsid="009c2b50" officeooo:paragraph-rsid="009c2b50" style:font-size-asian="10pt" style:font-style-asian="normal" style:font-weight-asian="normal"/>
    </style:style>
    <style:style style:name="P17" style:family="paragraph" style:parent-style-name="Standard">
      <style:text-properties officeooo:rsid="009c62e5" officeooo:paragraph-rsid="009c62e5"/>
    </style:style>
    <style:style style:name="P18" style:family="paragraph" style:parent-style-name="Text_20_body">
      <style:text-properties officeooo:rsid="00554def" officeooo:paragraph-rsid="00554def"/>
    </style:style>
    <style:style style:name="P19" style:family="paragraph" style:parent-style-name="Standard">
      <style:text-properties officeooo:rsid="0059b6b9" officeooo:paragraph-rsid="0059b6b9"/>
    </style:style>
    <style:style style:name="P20" style:family="paragraph" style:parent-style-name="Standard">
      <style:text-properties officeooo:rsid="005e0321" officeooo:paragraph-rsid="005e0321"/>
    </style:style>
    <style:style style:name="P21" style:family="paragraph" style:parent-style-name="Standard">
      <style:text-properties officeooo:rsid="005f74bd" officeooo:paragraph-rsid="005f74bd"/>
    </style:style>
    <style:style style:name="P22" style:family="paragraph" style:parent-style-name="Standard">
      <style:text-properties officeooo:rsid="0061242b" officeooo:paragraph-rsid="0061242b"/>
    </style:style>
    <style:style style:name="P23" style:family="paragraph" style:parent-style-name="Standard">
      <style:text-properties officeooo:rsid="00637bae" officeooo:paragraph-rsid="00637bae"/>
    </style:style>
    <style:style style:name="P24" style:family="paragraph" style:parent-style-name="Standard">
      <style:text-properties officeooo:rsid="0064d7b4" officeooo:paragraph-rsid="0064d7b4"/>
    </style:style>
    <style:style style:name="P25" style:family="paragraph" style:parent-style-name="Standard">
      <loext:graphic-properties draw:fill="solid" draw:fill-color="#191a1c"/>
      <style:paragraph-properties fo:background-color="#191a1c" fo:padding="0cm" fo:border="none" style:shadow="none"/>
      <style:text-properties officeooo:paragraph-rsid="006567e3"/>
    </style:style>
    <style:style style:name="P26" style:family="paragraph" style:parent-style-name="Standard">
      <style:text-properties officeooo:rsid="0066d630" officeooo:paragraph-rsid="0066d630"/>
    </style:style>
    <style:style style:name="P27" style:family="paragraph" style:parent-style-name="Text_20_body">
      <style:text-properties officeooo:rsid="006fbe72" officeooo:paragraph-rsid="006fbe72"/>
    </style:style>
    <style:style style:name="P28" style:family="paragraph" style:parent-style-name="Standard">
      <style:text-properties officeooo:rsid="0076447b" officeooo:paragraph-rsid="0076447b"/>
    </style:style>
    <style:style style:name="P29" style:family="paragraph" style:parent-style-name="Text_20_body">
      <style:text-properties officeooo:rsid="007a9fa2" officeooo:paragraph-rsid="007a9fa2"/>
    </style:style>
    <style:style style:name="P30" style:family="paragraph" style:parent-style-name="Standard">
      <style:text-properties officeooo:rsid="0080144e" officeooo:paragraph-rsid="0080144e"/>
    </style:style>
    <style:style style:name="P31" style:family="paragraph" style:parent-style-name="Standard">
      <style:text-properties officeooo:rsid="00809db1" officeooo:paragraph-rsid="00809db1"/>
    </style:style>
    <style:style style:name="P32" style:family="paragraph" style:parent-style-name="Standard">
      <style:text-properties officeooo:rsid="008333b9" officeooo:paragraph-rsid="008333b9"/>
    </style:style>
    <style:style style:name="P33" style:family="paragraph" style:parent-style-name="Standard">
      <style:text-properties officeooo:rsid="0086e705" officeooo:paragraph-rsid="0086e705"/>
    </style:style>
    <style:style style:name="P34" style:family="paragraph" style:parent-style-name="Standard">
      <style:text-properties officeooo:rsid="00891d4e" officeooo:paragraph-rsid="00891d4e"/>
    </style:style>
    <style:style style:name="P35" style:family="paragraph" style:parent-style-name="Standard">
      <style:text-properties officeooo:rsid="008bd550" officeooo:paragraph-rsid="008bd550"/>
    </style:style>
    <style:style style:name="P36" style:family="paragraph" style:parent-style-name="Text_20_body">
      <style:text-properties officeooo:rsid="00a13d57" officeooo:paragraph-rsid="00a13d57"/>
    </style:style>
    <style:style style:name="P37" style:family="paragraph" style:parent-style-name="Text_20_body">
      <style:text-properties officeooo:paragraph-rsid="00a3834b"/>
    </style:style>
    <style:style style:name="P38" style:family="paragraph" style:parent-style-name="Standard">
      <style:text-properties officeooo:paragraph-rsid="00a4f05a"/>
    </style:style>
    <style:style style:name="P39" style:family="paragraph" style:parent-style-name="Standard">
      <style:text-properties officeooo:rsid="00af489c" officeooo:paragraph-rsid="00af489c"/>
    </style:style>
    <style:style style:name="P40" style:family="paragraph" style:parent-style-name="Standard">
      <style:text-properties officeooo:rsid="00af9dac" officeooo:paragraph-rsid="00af9dac"/>
    </style:style>
    <style:style style:name="P41" style:family="paragraph" style:parent-style-name="Standard">
      <style:text-properties officeooo:rsid="00b2b587" officeooo:paragraph-rsid="00b2b587"/>
    </style:style>
    <style:style style:name="P42" style:family="paragraph" style:parent-style-name="Standard">
      <style:text-properties officeooo:rsid="00a86a28" officeooo:paragraph-rsid="00a86a28"/>
    </style:style>
    <style:style style:name="P43" style:family="paragraph" style:parent-style-name="Standard">
      <style:text-properties officeooo:rsid="00a940df" officeooo:paragraph-rsid="00a940df"/>
    </style:style>
    <style:style style:name="P44" style:family="paragraph" style:parent-style-name="Standard">
      <style:text-properties officeooo:rsid="00ab0306" officeooo:paragraph-rsid="00ab0306"/>
    </style:style>
    <style:style style:name="P45" style:family="paragraph" style:parent-style-name="Standard">
      <style:text-properties officeooo:rsid="00ac3999" officeooo:paragraph-rsid="00ac3999"/>
    </style:style>
    <style:style style:name="P46" style:family="paragraph" style:parent-style-name="Standard">
      <style:text-properties officeooo:rsid="00ad5da2" officeooo:paragraph-rsid="00ad5da2"/>
    </style:style>
    <style:style style:name="P47" style:family="paragraph" style:parent-style-name="Standard">
      <style:text-properties officeooo:rsid="00ad81f7" officeooo:paragraph-rsid="00ad81f7"/>
    </style:style>
    <style:style style:name="P48" style:family="paragraph" style:parent-style-name="Text_20_body">
      <style:text-properties officeooo:rsid="00b8310d" officeooo:paragraph-rsid="00b8310d"/>
    </style:style>
    <style:style style:name="P49" style:family="paragraph" style:parent-style-name="Text_20_body">
      <style:text-properties officeooo:rsid="00b8c8e7" officeooo:paragraph-rsid="00b8c8e7"/>
    </style:style>
    <style:style style:name="P50" style:family="paragraph" style:parent-style-name="Standard">
      <style:text-properties officeooo:rsid="00bbeeca" officeooo:paragraph-rsid="00bbeeca"/>
    </style:style>
    <style:style style:name="P51" style:family="paragraph" style:parent-style-name="Standard">
      <style:text-properties officeooo:rsid="00be311e" officeooo:paragraph-rsid="00be311e"/>
    </style:style>
    <style:style style:name="P52" style:family="paragraph" style:parent-style-name="Standard">
      <style:text-properties officeooo:rsid="00beaff0" officeooo:paragraph-rsid="00beaff0"/>
    </style:style>
    <style:style style:name="P53" style:family="paragraph" style:parent-style-name="Standard">
      <style:text-properties officeooo:rsid="00c264a1" officeooo:paragraph-rsid="00c264a1"/>
    </style:style>
    <style:style style:name="P54" style:family="paragraph" style:parent-style-name="Standard">
      <style:text-properties officeooo:rsid="00c2bea8" officeooo:paragraph-rsid="00c2bea8"/>
    </style:style>
    <style:style style:name="P55" style:family="paragraph" style:parent-style-name="Standard">
      <style:text-properties officeooo:rsid="00c3d32d" officeooo:paragraph-rsid="00c3d32d"/>
    </style:style>
    <style:style style:name="P56" style:family="paragraph" style:parent-style-name="Text_20_body">
      <style:text-properties officeooo:rsid="00c9ab4b" officeooo:paragraph-rsid="00c9ab4b"/>
    </style:style>
    <style:style style:name="P57" style:family="paragraph" style:parent-style-name="Text_20_body">
      <style:text-properties officeooo:rsid="00cd0622" officeooo:paragraph-rsid="00cd0622"/>
    </style:style>
    <style:style style:name="P58" style:family="paragraph" style:parent-style-name="Text_20_body">
      <style:text-properties officeooo:rsid="00d1c039" officeooo:paragraph-rsid="00d1c039"/>
    </style:style>
    <style:style style:name="P59" style:family="paragraph" style:parent-style-name="Standard">
      <loext:graphic-properties draw:fill="solid" draw:fill-color="#191a1c"/>
      <style:paragraph-properties fo:background-color="#191a1c" fo:padding="0cm" fo:border="none" style:shadow="none"/>
      <style:text-properties officeooo:paragraph-rsid="00d5fe2a"/>
    </style:style>
    <style:style style:name="P60" style:family="paragraph" style:parent-style-name="Standard">
      <style:text-properties officeooo:rsid="00d8ab7f" officeooo:paragraph-rsid="00d8ab7f"/>
    </style:style>
    <style:style style:name="P61" style:family="paragraph" style:parent-style-name="Standard">
      <style:text-properties officeooo:rsid="00d97290" officeooo:paragraph-rsid="00d97290"/>
    </style:style>
    <style:style style:name="P62" style:family="paragraph" style:parent-style-name="Standard">
      <style:text-properties officeooo:rsid="00dabdcc" officeooo:paragraph-rsid="00dabdcc"/>
    </style:style>
    <style:style style:name="P63" style:family="paragraph" style:parent-style-name="Standard">
      <style:text-properties officeooo:rsid="00dc4dc3" officeooo:paragraph-rsid="00dc4dc3"/>
    </style:style>
    <style:style style:name="P64" style:family="paragraph" style:parent-style-name="Standard">
      <style:text-properties officeooo:rsid="00df6cd0" officeooo:paragraph-rsid="00df6cd0"/>
    </style:style>
    <style:style style:name="P65" style:family="paragraph" style:parent-style-name="Text_20_body">
      <style:text-properties officeooo:rsid="00e4b51f" officeooo:paragraph-rsid="00e4b51f"/>
    </style:style>
    <style:style style:name="P66" style:family="paragraph" style:parent-style-name="Standard">
      <style:text-properties officeooo:rsid="00e4b51f" officeooo:paragraph-rsid="00e4b51f"/>
    </style:style>
    <style:style style:name="T1" style:family="text">
      <style:text-properties officeooo:rsid="001fbd06"/>
    </style:style>
    <style:style style:name="T2" style:family="text">
      <style:text-properties officeooo:rsid="0030dca9"/>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c77dbb"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401338"/>
    </style:style>
    <style:style style:name="T9" style:family="text">
      <style:text-properties fo:color="#7a7e85"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officeooo:rsid="00493b1a"/>
    </style:style>
    <style:style style:name="T13" style:family="text">
      <style:text-properties officeooo:rsid="0049bb70"/>
    </style:style>
    <style:style style:name="T14" style:family="text">
      <style:text-properties officeooo:rsid="0050966c"/>
    </style:style>
    <style:style style:name="T15" style:family="text">
      <style:text-properties officeooo:rsid="005f1566"/>
    </style:style>
    <style:style style:name="T16" style:family="text">
      <style:text-properties officeooo:rsid="006310c0"/>
    </style:style>
    <style:style style:name="T17" style:family="text">
      <style:text-properties officeooo:rsid="006ad2e7"/>
    </style:style>
    <style:style style:name="T18" style:family="text">
      <style:text-properties officeooo:rsid="006855ea"/>
    </style:style>
    <style:style style:name="T19" style:family="text">
      <style:text-properties fo:color="#bcbec4" loext:opacity="100%" style:font-name="JetBrains Mono" fo:font-size="10pt" fo:font-style="normal" fo:font-weight="normal" officeooo:rsid="00706bb9" style:font-size-asian="10pt" style:font-style-asian="normal" style:font-weight-asian="normal"/>
    </style:style>
    <style:style style:name="T20" style:family="text">
      <style:text-properties officeooo:rsid="0073473f"/>
    </style:style>
    <style:style style:name="T21" style:family="text">
      <style:text-properties officeooo:rsid="00751aef"/>
    </style:style>
    <style:style style:name="T22" style:family="text">
      <style:text-properties fo:color="#b3ae60" loext:opacity="100%" style:font-name="JetBrains Mono" fo:font-size="10pt" fo:font-style="normal" fo:font-weight="normal" style:font-size-asian="10pt" style:font-style-asian="normal" style:font-weight-asian="normal"/>
    </style:style>
    <style:style style:name="T23" style:family="text">
      <style:text-properties officeooo:rsid="007aa0cb"/>
    </style:style>
    <style:style style:name="T24" style:family="text">
      <style:text-properties officeooo:rsid="007b188a"/>
    </style:style>
    <style:style style:name="T25" style:family="text">
      <style:text-properties officeooo:rsid="0084c299"/>
    </style:style>
    <style:style style:name="T26" style:family="text">
      <style:text-properties officeooo:rsid="00854d44"/>
    </style:style>
    <style:style style:name="T27" style:family="text">
      <style:text-properties fo:color="#bcbec4" loext:opacity="100%" style:font-name="JetBrains Mono" fo:font-size="10pt" fo:font-style="italic" fo:font-weight="normal" style:font-size-asian="10pt" style:font-style-asian="italic" style:font-weight-asian="normal"/>
    </style:style>
    <style:style style:name="T28" style:family="text">
      <style:text-properties officeooo:rsid="00a1b85c"/>
    </style:style>
    <style:style style:name="T29" style:family="text">
      <style:text-properties officeooo:rsid="00a3834b"/>
    </style:style>
    <style:style style:name="T30" style:family="text">
      <style:text-properties officeooo:rsid="00a48322"/>
    </style:style>
    <style:style style:name="T31" style:family="text">
      <style:text-properties officeooo:rsid="00b1810e"/>
    </style:style>
    <style:style style:name="T32" style:family="text">
      <style:text-properties officeooo:rsid="00b3db14"/>
    </style:style>
    <style:style style:name="T33" style:family="text">
      <style:text-properties officeooo:rsid="00b58eee"/>
    </style:style>
    <style:style style:name="T34" style:family="text">
      <style:text-properties officeooo:rsid="00ad81f7"/>
    </style:style>
    <style:style style:name="T35" style:family="text">
      <style:text-properties officeooo:rsid="00af16a6"/>
    </style:style>
    <style:style style:name="T36" style:family="text">
      <style:text-properties officeooo:rsid="00ba15d5"/>
    </style:style>
    <style:style style:name="T37" style:family="text">
      <style:text-properties officeooo:rsid="00bd04de"/>
    </style:style>
    <style:style style:name="T38" style:family="text">
      <style:text-properties officeooo:rsid="00c2c977"/>
    </style:style>
    <style:style style:name="T39" style:family="text">
      <style:text-properties officeooo:rsid="00c5b46a"/>
    </style:style>
    <style:style style:name="T40" style:family="text">
      <style:text-properties officeooo:rsid="00d5fe2a"/>
    </style:style>
    <style:style style:name="T41" style:family="text">
      <style:text-properties fo:color="#8bb33d" loext:opacity="100%" style:font-name="JetBrains Mono" fo:font-size="10pt" fo:font-style="italic" fo:font-weight="normal" style:font-size-asian="10pt" style:font-style-asian="italic" style:font-weight-asian="normal"/>
    </style:style>
    <style:style style:name="T42" style:family="text">
      <style:text-properties officeooo:rsid="00dd76ad"/>
    </style:style>
    <style:style style:name="T43" style:family="text">
      <style:text-properties officeooo:rsid="00e6a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 Shapez Craft JOSE Anthony</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1"><text:a xlink:type="simple" xlink:href="#__RefHeading___Toc2_3897763097" office:name="Fonctionnalités implémentées" text:style-name="Index_20_Link" text:visited-style-name="Index_20_Link">1 Fonctionnalités implémentées<text:tab/>2</text:a></text:p>
          <text:p text:style-name="P2"><text:a xlink:type="simple" xlink:href="#__RefHeading___Toc131_3897763097" office:name="La boite à outils" text:style-name="Index_20_Link" text:visited-style-name="Index_20_Link">1.1 La boite à outils<text:tab/>2</text:a></text:p>
          <text:p text:style-name="P2"><text:a xlink:type="simple" xlink:href="#__RefHeading___Toc3434_3897763097" office:name="La rotation des machines" text:style-name="Index_20_Link" text:visited-style-name="Index_20_Link">1.2 La rotation des machines<text:tab/>3</text:a></text:p>
          <text:p text:style-name="P2"><text:a xlink:type="simple" xlink:href="#__RefHeading___Toc3436_3897763097" office:name="Acceptation des items seulement par les entrées et sorties" text:style-name="Index_20_Link" text:visited-style-name="Index_20_Link">1.3 Acceptation des items seulement par les entrées et sorties<text:tab/>5</text:a></text:p>
          <text:p text:style-name="P2"><text:a xlink:type="simple" xlink:href="#__RefHeading___Toc3438_3897763097" office:name="La zone de livraison" text:style-name="Index_20_Link" text:visited-style-name="Index_20_Link">1.4 La zone de livraison<text:tab/>6</text:a></text:p>
          <text:p text:style-name="P2"><text:a xlink:type="simple" xlink:href="#__RefHeading___Toc1960_256413266" office:name="Les tapis en coins" text:style-name="Index_20_Link" text:visited-style-name="Index_20_Link">1.5 Les tapis en coins<text:tab/>7</text:a></text:p>
          <text:p text:style-name="P2"><text:a xlink:type="simple" xlink:href="#__RefHeading___Toc3007_2986021968" office:name="Les touches d’actions" text:style-name="Index_20_Link" text:visited-style-name="Index_20_Link">1.6 Les touches d’actions<text:tab/>8</text:a></text:p>
          <text:p text:style-name="P2"><text:a xlink:type="simple" xlink:href="#__RefHeading___Toc3009_2986021968" office:name="La légende" text:style-name="Index_20_Link" text:visited-style-name="Index_20_Link">1.7 La légende<text:tab/>9</text:a></text:p>
          <text:p text:style-name="P2"><text:a xlink:type="simple" xlink:href="#__RefHeading___Toc3011_2986021968" office:name="Les couleurs" text:style-name="Index_20_Link" text:visited-style-name="Index_20_Link">1.8 Les couleurs<text:tab/>10</text:a></text:p>
        </text:index-body>
      </text:table-of-content>
      <text:p text:style-name="P3"/>
      <text:h text:style-name="P4" text:outline-level="1"><text:bookmark-start text:name="__RefHeading___Toc2_3897763097"/>Fonction<text:span text:style-name="T1">n</text:span>alités implémentées<text:bookmark-end text:name="__RefHeading___Toc2_3897763097"/></text:h>
      <text:h text:style-name="Heading_20_2" text:outline-level="2"><text:bookmark-start text:name="__RefHeading___Toc131_3897763097"/>La boite à outils<text:bookmark-end text:name="__RefHeading___Toc131_3897763097"/></text:h>
      <text:p text:style-name="P5">Pour pouvoir poser des machines (tapis, mines, poubelle ou pouvoir les supprimés), il a fallu créer une boite à outil avec des boutons.</text:p>
      <text:p text:style-name="P5">Voici un aperçu :</text:p>
      <text:p text:style-name="P6"><draw:frame draw:style-name="fr1" draw:name="Image1" text:anchor-type="char" svg:x="0.122cm" svg:y="-0.12cm" svg:width="8.92cm" svg:height="15.235cm" draw:z-index="0"><draw:image xlink:href="Pictures/10000001000001C30000051897937ECD.png" xlink:type="simple" xlink:show="embed" xlink:actuate="onLoad" draw:mime-type="image/png"/></draw:frame>Pour se faire, j’ai créer une classe (une énumération contenant les outil possibles à utiliser) <text:span text:style-name="T2">chemin </text:span>:</text:p>
      <text:p text:style-name="P7" loext:marker-style-name="T3"><text:span text:style-name="T4">public enum </text:span><text:span text:style-name="T3">Outil {<text:line-break/> <text:s text:c="3"/></text:span><text:span text:style-name="T5">TAPIS</text:span><text:span text:style-name="T3">, </text:span><text:span text:style-name="T5">MINE</text:span><text:span text:style-name="T3">, </text:span><text:span text:style-name="T5">POUBELLE</text:span><text:span text:style-name="T3">, </text:span><text:span text:style-name="T5">SUPPRIMER<text:line-break/></text:span><text:span text:style-name="T3">}</text:span></text:p>
      <text:p text:style-name="P8"/>
      <text:p text:style-name="P6">Ensuite, j’ai stocké dans la classe jeu, l’outil par défaut qui sera le tapis :</text:p>
      <text:p text:style-name="P7" loext:marker-style-name="T3"><text:span text:style-name="T4">private </text:span><text:span text:style-name="T3">Outil </text:span><text:span text:style-name="T6">outilSelectionne </text:span><text:span text:style-name="T3">= Outil.</text:span><text:span text:style-name="T5">TAPIS</text:span><text:span text:style-name="T3">;</text:span></text:p>
      <text:p text:style-name="P9"/>
      <text:p text:style-name="P10">On définit ensuite les accesseur en lecture écrire sur l’objet :</text:p>
      <text:p text:style-name="P7" loext:marker-style-name="T3"><text:span text:style-name="T4">public </text:span><text:span text:style-name="T3">Outil </text:span><text:span text:style-name="T7">getOutilSelectionne</text:span><text:span text:style-name="T3">() {<text:line-break/> <text:s text:c="3"/></text:span><text:span text:style-name="T4">return </text:span><text:span text:style-name="T6">outilSelectionne</text:span><text:span text:style-name="T3">;<text:line-break/>}</text:span></text:p>
      <text:p text:style-name="P9"/>
      <text:p text:style-name="P7" loext:marker-style-name="T3"><text:span text:style-name="T4">public void </text:span><text:span text:style-name="T7">setOutilSelectionne</text:span><text:span text:style-name="T3">(Outil outil) {<text:line-break/> <text:s text:c="3"/></text:span><text:span text:style-name="T4">this</text:span><text:span text:style-name="T3">.</text:span><text:span text:style-name="T6">outilSelectionne </text:span><text:span text:style-name="T3">= outil;<text:line-break/>}</text:span></text:p>
      <text:p text:style-name="P9"/>
      <text:p text:style-name="P11">Ensuite, on crée le panneau dans la classe vuecontroleur de une colonne et 4 lignes <text:span text:style-name="T8">ainsi que les boutons</text:span> :</text:p>
      <text:p text:style-name="P7" loext:marker-style-name="T9"><text:span text:style-name="T3">JPanel panneauOutils = </text:span><text:span text:style-name="T4">new </text:span><text:span text:style-name="T3">JPanel();</text:span><text:span text:style-name="T9"><text:line-break/></text:span><text:span text:style-name="T3">panneauOutils.setLayout(</text:span><text:span text:style-name="T4">new </text:span><text:span text:style-name="T3">GridLayout(</text:span><text:span text:style-name="T10">4</text:span><text:span text:style-name="T3">, </text:span><text:span text:style-name="T10">1</text:span><text:span text:style-name="T3">));</text:span><text:span text:style-name="T9"><text:line-break/></text:span><text:span text:style-name="T3">JButton btnTapis = </text:span><text:span text:style-name="T4">new </text:span><text:span text:style-name="T3">JButton(</text:span><text:span text:style-name="T11">"Tapis"</text:span><text:span text:style-name="T3">);</text:span><text:span text:style-name="T9"><text:line-break/></text:span><text:span text:style-name="T3">JButton btnMine = </text:span><text:span text:style-name="T4">new </text:span><text:span text:style-name="T3">JButton(</text:span><text:span text:style-name="T11">"Mine"</text:span><text:span text:style-name="T3">);</text:span><text:span text:style-name="T9"><text:line-break/></text:span><text:span text:style-name="T3">JButton btnPoubelle = </text:span><text:span text:style-name="T4">new </text:span><text:span text:style-name="T3">JButton(</text:span><text:span text:style-name="T11">"Poubelle"</text:span><text:span text:style-name="T3">);</text:span><text:span text:style-name="T9"><text:line-break/></text:span><text:span text:style-name="T3">JButton btnSupprimer = </text:span><text:span text:style-name="T4">new </text:span><text:span text:style-name="T3">JButton(</text:span><text:span text:style-name="T11">"Supprimer"</text:span><text:span text:style-name="T3">);</text:span></text:p>
      <text:p text:style-name="P9"/>
      <text:p text:style-name="P12">On ajoute nos listener sur les boutons :</text:p>
      <text:p text:style-name="P7" loext:marker-style-name="T9"><text:span text:style-name="T3">btnTapis.addActionListener(e -&gt; </text:span><text:span text:style-name="T6">jeu</text:span><text:span text:style-name="T3">.setOutilSelectionne(Outil.</text:span><text:span text:style-name="T5">TAPIS</text:span><text:span text:style-name="T3">));</text:span><text:span text:style-name="T9"><text:line-break/></text:span><text:span text:style-name="T3">btnMine.addActionListener(e -&gt; </text:span><text:span text:style-name="T6">jeu</text:span><text:span text:style-name="T3">.setOutilSelectionne(Outil.</text:span><text:span text:style-name="T5">MINE</text:span><text:span text:style-name="T3">));</text:span><text:span text:style-name="T9"><text:line-break/></text:span><text:span text:style-name="T3">btnPoubelle.addActionListener(e -&gt; </text:span><text:span text:style-name="T6">jeu</text:span><text:span text:style-name="T3">.setOutilSelectionne(Outil.</text:span><text:span text:style-name="T5">POUBELLE</text:span><text:span text:style-name="T3">));</text:span><text:span text:style-name="T9"><text:line-break/></text:span><text:span text:style-name="T3">btnSupprimer.addActionListener(e -&gt; </text:span><text:span text:style-name="T6">jeu</text:span><text:span text:style-name="T3">.setOutilSelectionne(Outil.</text:span><text:span text:style-name="T5">SUPPRIMER</text:span><text:span text:style-name="T3">));</text:span></text:p>
      <text:p text:style-name="P9"/>
      <text:p text:style-name="P13">On ajoute ensuite nos boutons au panneaux</text:p>
      <text:p text:style-name="P7" loext:marker-style-name="T9"><text:span text:style-name="T3">panneauOutils.add(btnTapis);</text:span><text:span text:style-name="T9"><text:line-break/></text:span><text:span text:style-name="T3">panneauOutils.add(btnMine);</text:span><text:span text:style-name="T9"><text:line-break/></text:span><text:soft-page-break/><text:span text:style-name="T3">panneauOutils.add(btnPoubelle);</text:span><text:span text:style-name="T9"><text:line-break/></text:span><text:span text:style-name="T3">panneauOutils.add(btnSupprimer);</text:span></text:p>
      <text:p text:style-name="Standard"/>
      <text:p text:style-name="P14">Et on finit par ajouter notre panneau à la bordure gauche de la fenêtre.</text:p>
      <text:p text:style-name="P7" loext:marker-style-name="T3"><text:span text:style-name="T3">add(panneauOutils, BorderLayout.</text:span><text:span text:style-name="T5">WEST</text:span><text:span text:style-name="T3">);</text:span></text:p>
      <text:p text:style-name="P9"/>
      <text:p text:style-name="P15">Pour finir, dans la classe Jeu, en fonction de l’outil selectionné on place tapis, mines, poubelles ou on met l’instance de l’objet machine de la case à null pour l’enlever <text:span text:style-name="T12">avec une sécurite sur la zone de livraison qui a été implémenté et ou l’on ne peut n’y poser n’y supprimer. </text:span><text:span text:style-name="T13">Les modifications ont été effectuées pour la fonction press mais aussi pour slide.</text:span></text:p>
      <text:p text:style-name="P7" loext:marker-style-name="T3"><text:span text:style-name="T4">public void </text:span><text:span text:style-name="T7">press</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4">switch </text:span><text:span text:style-name="T3">(</text:span><text:span text:style-name="T6">outilSelectionne</text:span><text:span text:style-name="T3">) {<text:line-break/> <text:s text:c="7"/></text:span><text:span text:style-name="T4">case </text:span><text:span text:style-name="T5">TAPIS</text:span><text:span text:style-name="T3">:<text:line-break/> <text:s text:c="11"/></text:span><text:span text:style-name="T6">plateau</text:span><text:span text:style-name="T3">.setMachine(x, y, </text:span><text:span text:style-name="T4">new </text:span><text:span text:style-name="T3">Tapis());<text:line-break/> <text:s text:c="11"/></text:span><text:span text:style-name="T4">break</text:span><text:span text:style-name="T3">;<text:line-break/> <text:s text:c="7"/></text:span><text:span text:style-name="T4">case </text:span><text:span text:style-name="T5">MINE</text:span><text:span text:style-name="T3">:<text:line-break/> <text:s text:c="11"/></text:span><text:span text:style-name="T6">plateau</text:span><text:span text:style-name="T3">.setMachine(x, y, </text:span><text:span text:style-name="T4">new </text:span><text:span text:style-name="T3">Mine());<text:line-break/> <text:s text:c="11"/></text:span><text:span text:style-name="T4">break</text:span><text:span text:style-name="T3">;<text:line-break/> <text:s text:c="7"/></text:span><text:span text:style-name="T4">case </text:span><text:span text:style-name="T5">POUBELLE</text:span><text:span text:style-name="T3">:<text:line-break/> <text:s text:c="11"/></text:span><text:span text:style-name="T6">plateau</text:span><text:span text:style-name="T3">.setMachine(x, y, </text:span><text:span text:style-name="T4">new </text:span><text:span text:style-name="T3">Poubelle());<text:line-break/> <text:s text:c="11"/></text:span><text:span text:style-name="T4">break</text:span><text:span text:style-name="T3">;<text:line-break/> <text:s text:c="7"/></text:span><text:span text:style-name="T4">case </text:span><text:span text:style-name="T5">SUPPRIMER</text:span><text:span text:style-name="T3">:<text:line-break/> <text:s text:c="11"/></text:span><text:span text:style-name="T6">plateau</text:span><text:span text:style-name="T3">.setMachine(x, y, </text:span><text:span text:style-name="T4">null</text:span><text:span text:style-name="T3">);<text:line-break/> <text:s text:c="11"/></text:span><text:span text:style-name="T4">break</text:span><text:span text:style-name="T3">;<text:line-break/> <text:s text:c="3"/>}<text:line-break/>}</text:span></text:p>
      <text:p text:style-name="P16"/>
      <text:p text:style-name="P17">Dans la fonction setMachine de case, on teste si la machine est différents de null avant de pouvoir la supprimer sinon on avait une erreure de pointer :</text:p>
      <text:p text:style-name="P7" loext:marker-style-name="T3"><text:span text:style-name="T4">public void </text:span><text:span text:style-name="T7">setMachine</text:span><text:span text:style-name="T3">(Machine m) {<text:line-break/> <text:s text:c="3"/></text:span><text:span text:style-name="T6">machine </text:span><text:span text:style-name="T3">= m;<text:line-break/> <text:s text:c="3"/></text:span><text:span text:style-name="T4">if </text:span><text:span text:style-name="T3">(m != </text:span><text:span text:style-name="T4">null</text:span><text:span text:style-name="T3">) {<text:line-break/> <text:s text:c="7"/>m.setCase(</text:span><text:span text:style-name="T4">this</text:span><text:span text:style-name="T3">);<text:line-break/> <text:s text:c="3"/>}<text:line-break/>}</text:span></text:p>
      <text:p text:style-name="P17"/>
      <text:p text:style-name="P15">Le pattern MVC : <text:span text:style-name="T14">l’enum outil et l’état dans jeu : modèle, le panneau et les boutons : vue, les actionsListener : contrôlleurs.</text:span></text:p>
      <text:h text:style-name="Heading_20_2" text:outline-level="2"><text:bookmark-start text:name="__RefHeading___Toc3434_3897763097"/>La rotation des machines<text:bookmark-end text:name="__RefHeading___Toc3434_3897763097"/></text:h>
      <text:p text:style-name="P18">Pour implémenter la rotation des machines, il a fallu s’occuper de la direction des entrées et des sorties. Une énumération de direction était déjà disponible, j’ai rajouté deux fonctions pour retourner la direction suivante dans le sens des aiguilles d’une montre et la direction opposée :</text:p>
      <text:p text:style-name="P7" loext:marker-style-name="T3"><text:span text:style-name="T4">public </text:span><text:span text:style-name="T3">Direction </text:span><text:span text:style-name="T7">direction_suivant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East</text:span><text:span text:style-name="T3">;<text:line-break/> <text:s text:c="7"/></text:span><text:span text:style-name="T4">case </text:span><text:span text:style-name="T5">East</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North</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soft-page-break/><text:span text:style-name="T3">}<text:line-break/><text:line-break/></text:span><text:span text:style-name="T4">public </text:span><text:span text:style-name="T3">Direction </text:span><text:span text:style-name="T7">direction_opossee</text:span><text:span text:style-name="T3">() {<text:line-break/> <text:s text:c="3"/></text:span><text:span text:style-name="T4">switch </text:span><text:span text:style-name="T3">(</text:span><text:span text:style-name="T4">this</text:span><text:span text:style-name="T3">) {<text:line-break/> <text:s text:c="7"/></text:span><text:span text:style-name="T4">case </text:span><text:span text:style-name="T5">North</text:span><text:span text:style-name="T3">: </text:span><text:span text:style-name="T4">return </text:span><text:span text:style-name="T5">South</text:span><text:span text:style-name="T3">;<text:line-break/> <text:s text:c="7"/></text:span><text:span text:style-name="T4">case </text:span><text:span text:style-name="T5">South</text:span><text:span text:style-name="T3">: </text:span><text:span text:style-name="T4">return </text:span><text:span text:style-name="T5">North</text:span><text:span text:style-name="T3">;<text:line-break/> <text:s text:c="7"/></text:span><text:span text:style-name="T4">case </text:span><text:span text:style-name="T5">East</text:span><text:span text:style-name="T3">: </text:span><text:span text:style-name="T4">return </text:span><text:span text:style-name="T5">West</text:span><text:span text:style-name="T3">;<text:line-break/> <text:s text:c="7"/></text:span><text:span text:style-name="T4">case </text:span><text:span text:style-name="T5">West</text:span><text:span text:style-name="T3">: </text:span><text:span text:style-name="T4">return </text:span><text:span text:style-name="T5">East</text:span><text:span text:style-name="T3">;<text:line-break/> <text:s text:c="7"/></text:span><text:span text:style-name="T4">default</text:span><text:span text:style-name="T3">: </text:span><text:span text:style-name="T4">return </text:span><text:span text:style-name="T5">North</text:span><text:span text:style-name="T3">;<text:line-break/> <text:s text:c="3"/>}<text:line-break/>}</text:span></text:p>
      <text:p text:style-name="P19">Par défaut une machine à une direction par défaut qui est le nord :</text:p>
      <text:p text:style-name="P7" loext:marker-style-name="T3"><text:span text:style-name="T3">Direction </text:span><text:span text:style-name="T6">d </text:span><text:span text:style-name="T3">= Direction.</text:span><text:span text:style-name="T5">North</text:span><text:span text:style-name="T3">;</text:span></text:p>
      <text:p text:style-name="P20">On déf<text:span text:style-name="T15">i</text:span>nit la fonction tourner qui permet de changer de direction :</text:p>
      <text:p text:style-name="P7" loext:marker-style-name="T3"><text:span text:style-name="T4">public void </text:span><text:span text:style-name="T7">tourner</text:span><text:span text:style-name="T3">() {<text:line-break/> <text:s text:c="3"/></text:span><text:span text:style-name="T6">d </text:span><text:span text:style-name="T3">= </text:span><text:span text:style-name="T6">d</text:span><text:span text:style-name="T3">.direction_suivante();<text:line-break/>}</text:span></text:p>
      <text:p text:style-name="P21">Cette dernière est appelée lorsqu’un clique droit est utilisé dans le vuecontroleur dans la fonction placer les composantsgraphique :</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tournerMachine(</text:span><text:span text:style-name="T6">xx</text:span><text:span text:style-name="T3">,</text:span><text:span text:style-name="T6">yy</text:span><text:span text:style-name="T3">);<text:line-break/> <text:s text:c="7"/>System.</text:span><text:span text:style-name="T5">out</text:span><text:span text:style-name="T3">.println(</text:span><text:span text:style-name="T6">xx </text:span><text:span text:style-name="T3">+ </text:span><text:span text:style-name="T11">"-" </text:span><text:span text:style-name="T3">+ </text:span><text:span text:style-name="T6">yy</text:span><text:span text:style-name="T3">);<text:line-break/> <text:s text:c="3"/>}<text:line-break/>}</text:span></text:p>
      <text:p text:style-name="P22">Suite à un beu<text:span text:style-name="T16">g ou le click droit était appuyé, le code n’avait pas le temps de rentré dans la fonction pressed</text:span>, le click est seulement utiliser pour le click droit et le reste est utilisé par le click gauche.</text:p>
      <text:p text:style-name="P23">Ensuite on définit la fonction tournermachine dans jeu qui tourne la machine qui est clické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3"/>}<text:line-break/>}</text:span></text:p>
      <text:p text:style-name="P24">Ensuite il faut mettre à jour le visuel à chaque click, j’ai donc fait des rotations des images de tapis et mines pour les avoir selon les 4 angles possibles, il a fallu donc juste charger les icones dans la vuecontrolleur :</text:p>
      <text:p text:style-name="P25" loext:marker-style-name="T3"><text:span text:style-name="T6">icoMineHaut </text:span><text:span text:style-name="T3">= </text:span><text:span text:style-name="T4">new </text:span><text:span text:style-name="T3">ImageIcon(</text:span><text:span text:style-name="T11">"./data/sprites/buildings/miner.png"</text:span><text:span text:style-name="T3">).getImage();<text:line-break/></text:span><text:span text:style-name="T6">icoMineBas </text:span><text:span text:style-name="T3">= </text:span><text:span text:style-name="T4">new </text:span><text:span text:style-name="T3">ImageIcon(</text:span><text:span text:style-name="T11">"./data/sprites/buildings/miner_bot.png"</text:span><text:span text:style-name="T3">).getImage();<text:line-break/></text:span><text:span text:style-name="T6">icoMineDroit </text:span><text:span text:style-name="T3">= </text:span><text:span text:style-name="T4">new </text:span><text:span text:style-name="T3">ImageIcon(</text:span><text:span text:style-name="T11">"./data/sprites/buildings/miner_right.png"</text:span><text:span text:style-name="T3">).getImage();<text:line-break/></text:span><text:span text:style-name="T6">icoMineGauche </text:span><text:span text:style-name="T3">= </text:span><text:span text:style-name="T4">new </text:span><text:span text:style-name="T3">ImageIcon(</text:span><text:span text:style-name="T11">"./data/sprites/buildings/miner_left.png"</text:span><text:span text:style-name="T3">).getImage();</text:span></text:p>
      <text:p text:style-name="P25" loext:marker-style-name="T3"><text:span text:style-name="T9"><text:line-break/></text:span><text:span text:style-name="T6">icoTapisGauche </text:span><text:span text:style-name="T3">= </text:span><text:span text:style-name="T4">new </text:span><text:span text:style-name="T3">ImageIcon(</text:span><text:span text:style-name="T11">"./data/sprites/buildings/belt_left_straight.png"</text:span><text:span text:style-name="T3">).getImage();<text:line-break/></text:span><text:span text:style-name="T6">icoTapisDroite </text:span><text:span text:style-name="T3">= </text:span><text:span text:style-name="T4">new </text:span><text:span text:style-name="T3">ImageIcon(</text:span><text:span text:style-name="T11">"./data/sprites/buildings/belt_right_straight.png"</text:span><text:span text:style-name="T3">).getImage();<text:line-break/></text:span><text:span text:style-name="T6">icoTapisHaut </text:span><text:span text:style-name="T3">= </text:span><text:span text:style-name="T4">new </text:span><text:span text:style-name="T3">ImageIcon(</text:span><text:span text:style-name="T11">"./data/sprites/buildings/belt_top.png"</text:span><text:span text:style-name="T3">).getImage();<text:line-break/></text:span><text:span text:style-name="T6">icoTapisBas </text:span><text:span text:style-name="T3">= </text:span><text:span text:style-name="T4">new </text:span><text:span text:style-name="T3">ImageIcon(</text:span><text:span text:style-name="T11">"./data/sprites/buildings/belt_bottom.png"</text:span><text:span text:style-name="T3">).getImage();</text:span></text:p>
      <text:p text:style-name="P26">Et dans mettre à jour affichage <text:span text:style-name="T17">de la vuecontrolleur</text:span>, en fonction de la direction de la machine, mettre l’icone correspondant <text:span text:style-name="T18">pour le tapis et la mine </text:span>:</text:p>
      <text:p text:style-name="P7" loext:marker-style-name="T3"><text:span text:style-name="T4">if </text:span><text:span text:style-name="T3">(m </text:span><text:span text:style-name="T4">instanceof </text:span><text:span text:style-name="T3">Tapis) {<text:line-break/> <text:s text:c="3"/></text:span><text:span text:style-name="T4">switch </text:span><text:span text:style-name="T3">(m.getDirection()) {<text:line-break/> <text:s text:c="7"/></text:span><text:span text:style-name="T4">case </text:span><text:span text:style-name="T5">North</text:span><text:span text:style-name="T3">:<text:line-break/> <text:s text:c="11"/></text:span><text:span text:style-name="T6">tabIP</text:span><text:span text:style-name="T3">[x][y].setBackground(</text:span><text:span text:style-name="T6">icoTapisHaut</text:span><text:span text:style-name="T3">);<text:line-break/> <text:s text:c="11"/></text:span><text:span text:style-name="T4">break</text:span><text:span text:style-name="T3">;<text:line-break/> <text:s text:c="7"/></text:span><text:span text:style-name="T4">case </text:span><text:span text:style-name="T5">East</text:span><text:span text:style-name="T3">:<text:line-break/></text:span><text:soft-page-break/><text:span text:style-name="T3"> <text:s text:c="11"/></text:span><text:span text:style-name="T6">tabIP</text:span><text:span text:style-name="T3">[x][y].setBackground(</text:span><text:span text:style-name="T6">icoTapisDroite</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Tapis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TapisBas</text:span><text:span text:style-name="T3">);<text:line-break/> <text:s text:c="11"/></text:span><text:span text:style-name="T4">break</text:span><text:span text:style-name="T3">;<text:line-break/> <text:s text:c="3"/>}<text:line-break/>}</text:span></text:p>
      <text:p text:style-name="P7" loext:marker-style-name="T3"><text:span text:style-name="T3">} </text:span><text:span text:style-name="T4">else if </text:span><text:span text:style-name="T3">(m </text:span><text:span text:style-name="T4">instanceof </text:span><text:span text:style-name="T3">Mine) {<text:line-break/> <text:s text:c="3"/></text:span><text:span text:style-name="T4">switch </text:span><text:span text:style-name="T3">(m.getDirection()){<text:line-break/> <text:s text:c="7"/></text:span><text:span text:style-name="T4">case </text:span><text:span text:style-name="T5">North</text:span><text:span text:style-name="T3">:<text:line-break/> <text:s text:c="11"/></text:span><text:span text:style-name="T6">tabIP</text:span><text:span text:style-name="T3">[x][y].setBackground(</text:span><text:span text:style-name="T6">icoMineHaut</text:span><text:span text:style-name="T3">);<text:line-break/> <text:s text:c="11"/></text:span><text:span text:style-name="T4">break</text:span><text:span text:style-name="T3">;<text:line-break/> <text:s text:c="7"/></text:span><text:span text:style-name="T4">case </text:span><text:span text:style-name="T5">East</text:span><text:span text:style-name="T3">:<text:line-break/> <text:s text:c="11"/></text:span><text:span text:style-name="T6">tabIP</text:span><text:span text:style-name="T3">[x][y].setBackground(</text:span><text:span text:style-name="T6">icoMineDroit</text:span><text:span text:style-name="T3">);<text:line-break/> <text:s text:c="11"/></text:span><text:span text:style-name="T4">break</text:span><text:span text:style-name="T3">;<text:line-break/> <text:s text:c="7"/></text:span><text:span text:style-name="T4">case </text:span><text:span text:style-name="T5">West</text:span><text:span text:style-name="T3">:<text:line-break/> <text:s text:c="11"/></text:span><text:span text:style-name="T6">tabIP</text:span><text:span text:style-name="T3">[x][y].setBackground(</text:span><text:span text:style-name="T6">icoMineGauche</text:span><text:span text:style-name="T3">);<text:line-break/> <text:s text:c="11"/></text:span><text:span text:style-name="T4">break</text:span><text:span text:style-name="T3">;<text:line-break/> <text:s text:c="7"/></text:span><text:span text:style-name="T4">case </text:span><text:span text:style-name="T5">South</text:span><text:span text:style-name="T3">:<text:line-break/> <text:s text:c="11"/></text:span><text:span text:style-name="T6">tabIP</text:span><text:span text:style-name="T3">[x][y].setBackground(</text:span><text:span text:style-name="T6">icoMineBas</text:span><text:span text:style-name="T3">);<text:line-break/> <text:s text:c="11"/></text:span><text:span text:style-name="T4">break</text:span><text:span text:style-name="T3">;<text:line-break/> <text:s text:c="3"/>}<text:line-break/>}</text:span></text:p>
      <text:h text:style-name="Heading_20_2" text:outline-level="2"><text:bookmark-start text:name="__RefHeading___Toc3436_3897763097"/>Acceptation des items seulement par les entrées et sorties<text:bookmark-end text:name="__RefHeading___Toc3436_3897763097"/></text:h>
      <text:p text:style-name="P27">Avant, les machines acceptait par défaut de toute direction :</text:p>
      <text:p text:style-name="P7" loext:marker-style-name="T3"><text:span text:style-name="T4">public boolean </text:span><text:span text:style-name="T7">accepteDepuis</text:span><text:span text:style-name="T3">(Direction provenance) {<text:line-break/> </text:span><text:span text:style-name="T4">return true</text:span><text:span text:style-name="T3">; </text:span><text:span text:style-name="T19">}</text:span></text:p>
      <text:p text:style-name="P27">Pour chaque machine, on redéfinit la fonction pour préciser dans quelle direction une machine peut elle accepter. <text:span text:style-name="T20">Le tapis lui, restraint son entré seulement à la direction opposé à sa direction de sortie, </text:span><text:span text:style-name="T21">on redéfinit donc la fonction dans sa classe :</text:span></text:p>
      <text:p text:style-name="P7" loext:marker-style-name="T3"><text:span text:style-name="T22">@Override<text:line-break/></text:span><text:span text:style-name="T4">public boolean </text:span><text:span text:style-name="T7">accepteDepuis</text:span><text:span text:style-name="T3">(Direction provenance) {<text:line-break/> <text:s text:c="3"/></text:span><text:span text:style-name="T4">return </text:span><text:span text:style-name="T3">provenance == </text:span><text:span text:style-name="T6">d</text:span><text:span text:style-name="T3">.direction_opossee();<text:line-break/>}</text:span></text:p>
      <text:p text:style-name="P28">Ensuite, pour envoyer dans la classe machine, il suffit maintenant d’envoyer selon la direction et de tester si la machine dans la direction accepte depuis la direction opposée :</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pan><text:span text:style-name="T4">if </text:span><text:span text:style-name="T3">(up != </text:span><text:span text:style-name="T4">null</text:span><text:span text:style-name="T3">) {<text:line-break/> Machine m = up.getMachine();<text:line-break/> ;<text:line-break/> </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text:line-break/> Item item = </text:span><text:span text:style-name="T6">current</text:span><text:span text:style-name="T3">.getFirst();<text:line-break/> m.</text:span><text:span text:style-name="T6">current</text:span><text:span text:style-name="T3">.add(item);<text:line-break/> </text:span><text:span text:style-name="T6">current</text:span><text:span text:style-name="T3">.remove(item);<text:line-break/> }<text:line-break/> }<text:line-break/>}</text:span></text:p>
      <text:p text:style-name="P28"><text:soft-page-break/>On utilise le polymorphisme afin que chaque machine redéfinisse d’ou cette dernière peut accepter les items.</text:p>
      <text:h text:style-name="Heading_20_2" text:outline-level="2"><text:bookmark-start text:name="__RefHeading___Toc3438_3897763097"/>La zone de livraison<text:bookmark-end text:name="__RefHeading___Toc3438_3897763097"/></text:h>
      <text:p text:style-name="P29">Pour développer la zone de livraison, <text:span text:style-name="T23">il a fallu créer une classe qui hérite de machine et qui redéfinit la fonction work et send, car elle incrémentera un compteur et à chaque fois qu’elle reçoit un item dans sa file, elle l’enlève (c’est un puit), </text:span><text:span text:style-name="T24">et la fonction send qui ne fait rien :</text:span></text:p>
      <text:p text:style-name="P7" loext:marker-style-name="T3"><text:span text:style-name="T22">@Override<text:line-break/></text:span><text:span text:style-name="T4">public void </text:span><text:span text:style-name="T7">work</text:span><text:span text:style-name="T3">() {<text:line-break/> <text:s text:c="3"/></text:span><text:span text:style-name="T4">if </text:span><text:span text:style-name="T3">(!</text:span><text:span text:style-name="T6">current</text:span><text:span text:style-name="T3">.isEmpty()) {<text:line-break/> <text:s text:c="7"/></text:span><text:span text:style-name="T6">compteur</text:span><text:span text:style-name="T3">++;<text:line-break/> <text:s text:c="7"/></text:span><text:span text:style-name="T6">current</text:span><text:span text:style-name="T3">.clear();<text:line-break/> <text:s text:c="3"/>}<text:line-break/>}<text:line-break/><text:line-break/></text:span><text:span text:style-name="T22">@Override<text:line-break/></text:span><text:span text:style-name="T4">public void </text:span><text:span text:style-name="T7">send</text:span><text:span text:style-name="T3">() {<text:line-break/> <text:s text:c="3"/></text:span><text:span text:style-name="T9">// La livraison ne renvoie rien<text:line-break/></text:span><text:span text:style-name="T3">}</text:span></text:p>
      <text:p text:style-name="P30">On définit également un accesseur en lecture du compteur pour y avoir accès :</text:p>
      <text:p text:style-name="P7" loext:marker-style-name="T3"><text:span text:style-name="T4">public int </text:span><text:span text:style-name="T7">getCompteur</text:span><text:span text:style-name="T3">() {<text:line-break/> <text:s text:c="3"/></text:span><text:span text:style-name="T4">return </text:span><text:span text:style-name="T6">compteur</text:span><text:span text:style-name="T3">;<text:line-break/>}</text:span></text:p>
      <text:p text:style-name="P31">On place la zone fixe sur le dans le constructeur de jeu définit en 8,8 au même endroit que la mine et la poubelle de base :</text:p>
      <text:p text:style-name="P7" loext:marker-style-name="T3"><text:span text:style-name="T4">public </text:span><text:span text:style-name="T7">Jeu</text:span><text:span text:style-name="T3">() {<text:line-break/> <text:s text:c="3"/></text:span><text:span text:style-name="T6">plateau </text:span><text:span text:style-name="T3">= </text:span><text:span text:style-name="T4">new </text:span><text:span text:style-name="T3">Plateau();<text:line-break/> <text:s text:c="3"/></text:span><text:span text:style-name="T6">plateau</text:span><text:span text:style-name="T3">.setMachine(</text:span><text:span text:style-name="T10">5</text:span><text:span text:style-name="T3">, </text:span><text:span text:style-name="T10">10</text:span><text:span text:style-name="T3">, </text:span><text:span text:style-name="T4">new </text:span><text:span text:style-name="T3">Mine());<text:line-break/> <text:s text:c="3"/></text:span><text:span text:style-name="T6">plateau</text:span><text:span text:style-name="T3">.setMachine(</text:span><text:span text:style-name="T10">5</text:span><text:span text:style-name="T3">, </text:span><text:span text:style-name="T10">5</text:span><text:span text:style-name="T3">, </text:span><text:span text:style-name="T4">new </text:span><text:span text:style-name="T3">Poubelle());<text:line-break/> <text:s text:c="3"/></text:span><text:span text:style-name="T6">plateau</text:span><text:span text:style-name="T3">.setMachine(</text:span><text:span text:style-name="T10">8</text:span><text:span text:style-name="T3">, </text:span><text:span text:style-name="T10">8</text:span><text:span text:style-name="T3">, </text:span><text:span text:style-name="T4">new </text:span><text:span text:style-name="T3">Livraison());<text:line-break/> <text:s text:c="3"/>start();<text:line-break/>}</text:span></text:p>
      <text:p text:style-name="P32">Cette zone est fixe et ne peut être changée <text:span text:style-name="T25">c’est pour cela que dans les fonctions press et slide si on intéragit avec, on sort directement de la fonction </text:span><text:span text:style-name="T26">avec cette instruction :</text:span></text:p>
      <text:p text:style-name="P7" loext:marker-style-name="T3"><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span></text:p>
      <text:p text:style-name="P33">Ensuite, pour afficher la zone, on charge l’icone correspondant dans nos images dans la vuecontroleur :</text:p>
      <text:p text:style-name="P7" loext:marker-style-name="T3"><text:span text:style-name="T6">icoLivraison </text:span><text:span text:style-name="T3">= </text:span><text:span text:style-name="T4">new </text:span><text:span text:style-name="T3">ImageIcon(</text:span><text:span text:style-name="T11">"./data/sprites/buildings/hub.png"</text:span><text:span text:style-name="T3">).getImage();</text:span></text:p>
      <text:p text:style-name="P34">Et on met l’icone sur la case ainsi que sa valeur de compteur. On fait un cast car la mahcine m n’a pas de méthode getCompteur pour lui assuréer que c’est en réalité une livraison car le if nous le confirme :</text:p>
      <text:p text:style-name="P7" loext:marker-style-name="T3"><text:span text:style-name="T3">} </text:span><text:span text:style-name="T4">else if </text:span><text:span text:style-name="T3">(m </text:span><text:span text:style-name="T4">instanceof </text:span><text:span text:style-name="T3">Livraison) {<text:line-break/> <text:s text:c="3"/></text:span><text:span text:style-name="T6">tabIP</text:span><text:span text:style-name="T3">[x][y].setBackground(</text:span><text:span text:style-name="T6">icoLivraison</text:span><text:span text:style-name="T3">);<text:line-break/> <text:s text:c="3"/></text:span><text:span text:style-name="T6">tabIP</text:span><text:span text:style-name="T3">[x][y].setTexte(String.</text:span><text:span text:style-name="T27">valueOf</text:span><text:span text:style-name="T3">(((Livraison) m).getCompteur()));<text:line-break/>}</text:span></text:p>
      <text:p text:style-name="P35">Pour finir, on fait le rendu du texte dans ImagePanel :</text:p>
      <text:p text:style-name="P7" loext:marker-style-name="T3"><text:span text:style-name="T4">if </text:span><text:span text:style-name="T3">(</text:span><text:span text:style-name="T6">texte </text:span><text:span text:style-name="T3">!= </text:span><text:span text:style-name="T4">null</text:span><text:span text:style-name="T3">) {<text:line-break/> <text:s text:c="3"/>g.setColor(Color.</text:span><text:span text:style-name="T5">WHITE</text:span><text:span text:style-name="T3">);<text:line-break/> <text:s text:c="3"/>g.setFont(</text:span><text:span text:style-name="T4">new </text:span><text:span text:style-name="T3">Font(</text:span><text:span text:style-name="T11">"Arial"</text:span><text:span text:style-name="T3">, Font.</text:span><text:span text:style-name="T5">BOLD</text:span><text:span text:style-name="T3">, </text:span><text:span text:style-name="T10">16</text:span><text:span text:style-name="T3">));<text:line-break/> <text:s text:c="3"/>FontMetrics fm = g.getFontMetrics();<text:line-break/> <text:s text:c="3"/></text:span><text:span text:style-name="T4">int </text:span><text:span text:style-name="T3">textX = xBack + (widthBack - fm.stringWidth(</text:span><text:span text:style-name="T6">texte</text:span><text:span text:style-name="T3">)) / </text:span><text:span text:style-name="T10">2</text:span><text:span text:style-name="T3">;<text:line-break/> <text:s text:c="3"/></text:span><text:span text:style-name="T4">int </text:span><text:span text:style-name="T3">textY = yBack + (heigthBack + fm.getAscent()) / </text:span><text:span text:style-name="T10">2</text:span><text:span text:style-name="T3">;<text:line-break/></text:span><text:soft-page-break/><text:span text:style-name="T3"> <text:s text:c="3"/>g.drawString(</text:span><text:span text:style-name="T6">texte</text:span><text:span text:style-name="T3">, textX, textY);<text:line-break/>}</text:span></text:p>
      <text:h text:style-name="Heading_20_2" text:outline-level="2"><text:bookmark-start text:name="__RefHeading___Toc1960_256413266"/>Les tapis en coins<text:bookmark-end text:name="__RefHeading___Toc1960_256413266"/></text:h>
      <text:p text:style-name="P36">Pour effectuer les tapis en coin, il à d’abord fallu créer les icones des coins <text:span text:style-name="T28">avec une rotation des coins.</text:span></text:p>
      <text:p text:style-name="P37"><text:span text:style-name="T29">Ensuite, il a fallu ajouter un attribut coinEntre à la classe Tapis de type Direction étant null pour un tapis droit et contenant la direction d’entré pour un tapis en coin :</text:span><text:span text:style-name="T4">private </text:span><text:span text:style-name="T3">Direction </text:span><text:span text:style-name="T6">coinEntree</text:span><text:span text:style-name="T3">;</text:span></text:p>
      <text:p text:style-name="P38"><text:span text:style-name="T29">A</text:span><text:span text:style-name="T30">insi que ses getter et setter :</text:span></text:p>
      <text:p text:style-name="Standard"><text:span text:style-name="T4">public void </text:span><text:span text:style-name="T7">setCoinEntree</text:span><text:span text:style-name="T3">(Direction coinEntree) {<text:line-break/> <text:s text:c="3"/></text:span><text:span text:style-name="T4">this</text:span><text:span text:style-name="T3">.</text:span><text:span text:style-name="T6">coinEntree </text:span><text:span text:style-name="T3">= coinEntree;<text:line-break/>}<text:line-break/><text:line-break/></text:span><text:span text:style-name="T4">public </text:span><text:span text:style-name="T3">Direction </text:span><text:span text:style-name="T7">getCoinEntree</text:span><text:span text:style-name="T3">() {<text:line-break/> <text:s text:c="3"/></text:span><text:span text:style-name="T4">return </text:span><text:span text:style-name="T6">coinEntree</text:span><text:span text:style-name="T3">;<text:line-break/>}</text:span></text:p>
      <text:p text:style-name="P39">Ajout de la méthode détecter coin qui permet de parcourir les directions perpendiculaire à la direction de sortie d’un tapis. Si un de ces voisins est un tapis qui pointe vers la direction opposée, alors le tapis initial est un tapis de coin, on met sa direction d’entré sur la direction de sortie de son voisin et sa direction de sortie sur d.</text:p>
      <text:p text:style-name="P40">Exemple : 2 tapis</text:p>
      <text:p text:style-name="P40">tapis b (4,3) <text:span text:style-name="T31">vers l’est</text:span></text:p>
      <text:p text:style-name="P40">tapis a(4,4) <text:span text:style-name="T31">vers le nord</text:span></text:p>
      <text:p text:style-name="P41">on appelle détectercoin sur tapis b, il pointe vers est donc on regarde les voisins perpendiculaires donc nord et sud, au sud on a tapis a qui <text:span text:style-name="T32">a bien sa sortie au nord donc à l’oposée, donc on définit le coin d’entré au sud dans la continuité.</text:span></text:p>
      <text:p text:style-name="P7" loext:marker-style-name="T3"><text:span text:style-name="T4">public void </text:span><text:span text:style-name="T7">detecterCoin</text:span><text:span text:style-name="T3">(){<text:line-break/> <text:s text:c="3"/></text:span><text:span text:style-name="T6">coinEntree </text:span><text:span text:style-name="T3">= </text:span><text:span text:style-name="T4">null</text:span><text:span text:style-name="T3">;<text:line-break/> <text:s text:c="3"/></text:span><text:span text:style-name="T4">if </text:span><text:span text:style-name="T3">(</text:span><text:span text:style-name="T6">c </text:span><text:span text:style-name="T3">== </text:span><text:span text:style-name="T4">null</text:span><text:span text:style-name="T3">) </text:span><text:span text:style-name="T4">return</text:span><text:span text:style-name="T3">;<text:line-break/><text:line-break/> <text:s text:c="3"/></text:span><text:span text:style-name="T9">// Vérifier les 4 directions voisines<text:line-break/> <text:s text:c="3"/></text:span><text:span text:style-name="T4">for </text:span><text:span text:style-name="T3">(Direction dir : Direction.</text:span><text:span text:style-name="T27">values</text:span><text:span text:style-name="T3">()) {<text:line-break/> <text:s text:c="7"/></text:span><text:span text:style-name="T4">if </text:span><text:span text:style-name="T3">(dir == </text:span><text:span text:style-name="T6">d</text:span><text:span text:style-name="T3">.direction_opossee()) </text:span><text:span text:style-name="T4">continue</text:span><text:span text:style-name="T3">; </text:span><text:span text:style-name="T9">// ignorer l'entrée normale (tapis droit)<text:line-break/> <text:s text:c="7"/></text:span><text:span text:style-name="T4">if </text:span><text:span text:style-name="T3">(dir == </text:span><text:span text:style-name="T6">d</text:span><text:span text:style-name="T3">) </text:span><text:span text:style-name="T4">continue</text:span><text:span text:style-name="T3">; </text:span><text:span text:style-name="T9">// ignorer la sortie<text:line-break/><text:line-break/> <text:s text:c="7"/></text:span><text:span text:style-name="T3">Case voisine = </text:span><text:span text:style-name="T6">c</text:span><text:span text:style-name="T3">.</text:span><text:span text:style-name="T6">plateau</text:span><text:span text:style-name="T3">.getCase(</text:span><text:span text:style-name="T6">c</text:span><text:span text:style-name="T3">, dir);<text:line-break/> <text:s text:c="7"/></text:span><text:span text:style-name="T4">if </text:span><text:span text:style-name="T3">(voisine != </text:span><text:span text:style-name="T4">null </text:span><text:span text:style-name="T3">&amp;&amp; voisine.getMachine() </text:span><text:span text:style-name="T4">instanceof </text:span><text:span text:style-name="T3">Tapis) {<text:line-break/> <text:s text:c="11"/>Tapis voisin = (Tapis) voisine.getMachine();<text:line-break/> <text:s text:c="11"/></text:span><text:span text:style-name="T4">if </text:span><text:span text:style-name="T3">(voisin.getDirection() == dir.direction_opossee()) {<text:line-break/> <text:s text:c="15"/></text:span><text:span text:style-name="T6">coinEntree </text:span><text:span text:style-name="T3">= dir;<text:line-break/> <text:s text:c="15"/></text:span><text:span text:style-name="T4">return</text:span><text:span text:style-name="T3">;<text:line-break/> <text:s text:c="11"/>}<text:line-break/> <text:s text:c="7"/>}<text:line-break/> <text:s text:c="3"/>}<text:line-break/>}</text:span></text:p>
      <text:p text:style-name="P42">Et modification de la fonction accepte dpuis pour accepter que par le coin entree quand ce dernier n’est pas null, sinon par la direction oposé si tapis droit.</text:p>
      <text:p text:style-name="P43">J’ai du également, ajouter la méthode mettreàjourcoin qui parcours les 4 case adjacentes à la position <text:span text:style-name="T33">de la machine</text:span> et pour chaque voisin qui est un tapis, on appelle détecter coin pour calculer s’il est un coin ou non et fait la meme chose pour le tapis lui meme :</text:p>
      <text:p text:style-name="P7" loext:marker-style-name="T3"><text:soft-page-break/><text:span text:style-name="T4">public void </text:span><text:span text:style-name="T7">mettreAJourCoins</text:span><text:span text:style-name="T3">(</text:span><text:span text:style-name="T4">int </text:span><text:span text:style-name="T3">x, </text:span><text:span text:style-name="T4">int </text:span><text:span text:style-name="T3">y) {<text:line-break/> <text:s text:c="3"/></text:span><text:span text:style-name="T4">for </text:span><text:span text:style-name="T3">(</text:span><text:span text:style-name="T4">int </text:span><text:span text:style-name="T3">dx = -</text:span><text:span text:style-name="T10">1</text:span><text:span text:style-name="T3">; dx &lt;= </text:span><text:span text:style-name="T10">1</text:span><text:span text:style-name="T3">; dx++) {<text:line-break/> <text:s text:c="7"/></text:span><text:span text:style-name="T4">for </text:span><text:span text:style-name="T3">(</text:span><text:span text:style-name="T4">int </text:span><text:span text:style-name="T3">dy = -</text:span><text:span text:style-name="T10">1</text:span><text:span text:style-name="T3">; dy &lt;= </text:span><text:span text:style-name="T10">1</text:span><text:span text:style-name="T3">; dy++) {<text:line-break/> <text:s text:c="11"/></text:span><text:span text:style-name="T4">if </text:span><text:span text:style-name="T3">(Math.</text:span><text:span text:style-name="T27">abs</text:span><text:span text:style-name="T3">(dx) + Math.</text:span><text:span text:style-name="T27">abs</text:span><text:span text:style-name="T3">(dy) != </text:span><text:span text:style-name="T10">1</text:span><text:span text:style-name="T3">) </text:span><text:span text:style-name="T4">continue</text:span><text:span text:style-name="T3">;<text:line-break/> <text:s text:c="11"/></text:span><text:span text:style-name="T4">int </text:span><text:span text:style-name="T3">nx = x + dx, ny = y + dy;<text:line-break/> <text:s text:c="11"/></text:span><text:span text:style-name="T4">if </text:span><text:span text:style-name="T3">(contenuDansGrille(</text:span><text:span text:style-name="T4">new </text:span><text:span text:style-name="T3">Point(nx, ny)) &amp;&amp; </text:span><text:span text:style-name="T6">grilleCases</text:span><text:span text:style-name="T3">[nx][ny].getMachine() </text:span><text:span text:style-name="T4">instanceof </text:span><text:span text:style-name="T3">Tapis)<text:line-break/> <text:s text:c="15"/>((Tapis) </text:span><text:span text:style-name="T6">grilleCases</text:span><text:span text:style-name="T3">[nx][ny].getMachine()).detecterCoin();<text:line-break/> <text:s text:c="7"/>}<text:line-break/> <text:s text:c="3"/>}<text:line-break/> <text:s text:c="3"/></text:span><text:span text:style-name="T9">// aussi le tapis posé lui-même<text:line-break/> <text:s text:c="3"/></text:span><text:span text:style-name="T4">if </text:span><text:span text:style-name="T3">(</text:span><text:span text:style-name="T6">grilleCases</text:span><text:span text:style-name="T3">[x][y].getMachine() </text:span><text:span text:style-name="T4">instanceof </text:span><text:span text:style-name="T3">Tapis)<text:line-break/> <text:s text:c="7"/>((Tapis) </text:span><text:span text:style-name="T6">grilleCases</text:span><text:span text:style-name="T3">[x][y].getMachine()).detecterCoin();<text:line-break/>}</text:span></text:p>
      <text:p text:style-name="P44">Et cette méthode est appeler dans setMachine.</text:p>
      <text:p text:style-name="P45">Dans la classe jeu on appelle ensuite mettreàjour coin de plateau dans tournermachine pour recalculer si on rotate le tapis, la est tout le but.</text:p>
      <text:p text:style-name="P45"/>
      <text:p text:style-name="P46">Et enfin dans la classe vuecontrolleur, <text:span text:style-name="T34">on charge nos icones :</text:span></text:p>
      <text:p text:style-name="P7" loext:marker-style-name="T3"><text:span text:style-name="T6">icoTapisBasGauche </text:span><text:span text:style-name="T3">= </text:span><text:span text:style-name="T4">new </text:span><text:span text:style-name="T3">ImageIcon(</text:span><text:span text:style-name="T11">"./data/sprites/buildings/belt_left_bottom.png"</text:span><text:span text:style-name="T3">).getImage();<text:line-break/></text:span><text:span text:style-name="T6">icoTapisBasDroite </text:span><text:span text:style-name="T3">= </text:span><text:span text:style-name="T4">new </text:span><text:span text:style-name="T3">ImageIcon(</text:span><text:span text:style-name="T11">"./data/sprites/buildings/belt_right_bottom.png"</text:span><text:span text:style-name="T3">).getImage();<text:line-break/></text:span><text:span text:style-name="T6">icoTapisHautGauche </text:span><text:span text:style-name="T3">= </text:span><text:span text:style-name="T4">new </text:span><text:span text:style-name="T3">ImageIcon(</text:span><text:span text:style-name="T11">"./data/sprites/buildings/belt_left_top.png"</text:span><text:span text:style-name="T3">).getImage();<text:line-break/></text:span><text:span text:style-name="T6">icoTapisHautDroite </text:span><text:span text:style-name="T3">= </text:span><text:span text:style-name="T4">new </text:span><text:span text:style-name="T3">ImageIcon(</text:span><text:span text:style-name="T11">"./data/sprites/buildings/belt_right_top.png"</text:span><text:span text:style-name="T3">).getImage();</text:span></text:p>
      <text:p text:style-name="P47">Et on les charges en fonction de la direction des 2 tapis <text:span text:style-name="T35">dans mettreajouraffichage</text:span>:</text:p>
      <text:p text:style-name="P7" loext:marker-style-name="T3"><text:span text:style-name="T3">Tapis t = (Tapis) m;<text:line-break/></text:span><text:span text:style-name="T4">if</text:span><text:span text:style-name="T3">(t.getCoinEntree() != </text:span><text:span text:style-name="T4">null</text:span><text:span text:style-name="T3">){<text:line-break/> <text:s text:c="3"/>Direction s = t.getDirection();<text:line-break/> <text:s text:c="3"/>Direction e = t.getCoinEntree();<text:line-break/> <text:s text:c="3"/></text:span><text:span text:style-name="T4">if </text:span><text:span text:style-name="T3">((s == Direction.</text:span><text:span text:style-name="T5">North </text:span><text:span text:style-name="T3">&amp;&amp; e == Direction.</text:span><text:span text:style-name="T5">West</text:span><text:span text:style-name="T3">) || (s == Direction.</text:span><text:span text:style-name="T5">West </text:span><text:span text:style-name="T3">&amp;&amp; e == Direction.</text:span><text:span text:style-name="T5">North</text:span><text:span text:style-name="T3">))<text:line-break/> <text:s text:c="7"/></text:span><text:span text:style-name="T6">tabIP</text:span><text:span text:style-name="T3">[x][y].setBackground(</text:span><text:span text:style-name="T6">icoTapisBasGauche</text:span><text:span text:style-name="T3">);<text:line-break/> <text:s text:c="3"/></text:span><text:span text:style-name="T4">else if </text:span><text:span text:style-name="T3">((s == Direction.</text:span><text:span text:style-name="T5">North </text:span><text:span text:style-name="T3">&amp;&amp; e == Direction.</text:span><text:span text:style-name="T5">East</text:span><text:span text:style-name="T3">) || (s == Direction.</text:span><text:span text:style-name="T5">East </text:span><text:span text:style-name="T3">&amp;&amp; e == Direction.</text:span><text:span text:style-name="T5">North</text:span><text:span text:style-name="T3">))<text:line-break/> <text:s text:c="7"/></text:span><text:span text:style-name="T6">tabIP</text:span><text:span text:style-name="T3">[x][y].setBackground(</text:span><text:span text:style-name="T6">icoTapisBasDroite</text:span><text:span text:style-name="T3">);<text:line-break/> <text:s text:c="3"/></text:span><text:span text:style-name="T4">else if </text:span><text:span text:style-name="T3">((s == Direction.</text:span><text:span text:style-name="T5">South </text:span><text:span text:style-name="T3">&amp;&amp; e == Direction.</text:span><text:span text:style-name="T5">West</text:span><text:span text:style-name="T3">) || (s == Direction.</text:span><text:span text:style-name="T5">West </text:span><text:span text:style-name="T3">&amp;&amp; e == Direction.</text:span><text:span text:style-name="T5">South</text:span><text:span text:style-name="T3">))<text:line-break/> <text:s text:c="7"/></text:span><text:span text:style-name="T6">tabIP</text:span><text:span text:style-name="T3">[x][y].setBackground(</text:span><text:span text:style-name="T6">icoTapisHautGauche</text:span><text:span text:style-name="T3">);<text:line-break/> <text:s text:c="3"/></text:span><text:span text:style-name="T4">else if </text:span><text:span text:style-name="T3">((s == Direction.</text:span><text:span text:style-name="T5">South </text:span><text:span text:style-name="T3">&amp;&amp; e == Direction.</text:span><text:span text:style-name="T5">East</text:span><text:span text:style-name="T3">) || (s == Direction.</text:span><text:span text:style-name="T5">East </text:span><text:span text:style-name="T3">&amp;&amp; e == Direction.</text:span><text:span text:style-name="T5">South</text:span><text:span text:style-name="T3">))<text:line-break/> <text:s text:c="7"/></text:span><text:span text:style-name="T6">tabIP</text:span><text:span text:style-name="T3">[x][y].setBackground(</text:span><text:span text:style-name="T6">icoTapisHautDroite</text:span><text:span text:style-name="T3">);</text:span></text:p>
      <text:h text:style-name="Heading_20_2" text:outline-level="2"><text:bookmark-start text:name="__RefHeading___Toc3007_2986021968"/>Les touches d’actions<text:bookmark-end text:name="__RefHeading___Toc3007_2986021968"/></text:h>
      <text:p text:style-name="P48">Les touches d’actions ont été définit de tel sorte : R pour rotate une machine et click droit pour supprimer.</text:p>
      <text:p text:style-name="P49">Des attributs pour stocker la position de la souris sont inclus dans la classe <text:span text:style-name="T36">vuecontroleur qui servira à viser la machine que l’on veut rotate :</text:span></text:p>
      <text:p text:style-name="P7" loext:marker-style-name="T3"><text:span text:style-name="T4">private int </text:span><text:span text:style-name="T6">mouseX </text:span><text:span text:style-name="T3">= -</text:span><text:span text:style-name="T10">1</text:span><text:span text:style-name="T3">, </text:span><text:span text:style-name="T6">mouseY </text:span><text:span text:style-name="T3">= -</text:span><text:span text:style-name="T10">1</text:span><text:span text:style-name="T3">;</text:span></text:p>
      <text:p text:style-name="P50">Dans mouseentered (le listener), on met à jour la position <text:span text:style-name="T37">donc à chaque case la position est mise à jour </text:span>:</text:p>
      <text:p text:style-name="P7" loext:marker-style-name="T3"><text:span text:style-name="T4">public void </text:span><text:span text:style-name="T7">mouseEntered</text:span><text:span text:style-name="T3">(MouseEvent e) {<text:line-break/> <text:s text:c="3"/></text:span><text:span text:style-name="T6">mouseX </text:span><text:span text:style-name="T3">= </text:span><text:span text:style-name="T6">xx</text:span><text:span text:style-name="T3">;<text:line-break/> <text:s text:c="3"/></text:span><text:span text:style-name="T6">mouseY </text:span><text:span text:style-name="T3">= </text:span><text:span text:style-name="T6">yy</text:span><text:span text:style-name="T3">;<text:line-break/> <text:s text:c="3"/></text:span><text:span text:style-name="T4">if </text:span><text:span text:style-name="T3">(</text:span><text:span text:style-name="T6">mousePressed</text:span><text:span text:style-name="T3">) {<text:line-break/> <text:s text:c="7"/></text:span><text:span text:style-name="T6">jeu</text:span><text:span text:style-name="T3">.slide(</text:span><text:span text:style-name="T6">xx</text:span><text:span text:style-name="T3">, </text:span><text:span text:style-name="T6">yy</text:span><text:span text:style-name="T3">);<text:line-break/> <text:s text:c="3"/>}<text:line-break/>}</text:span></text:p>
      <text:p text:style-name="P51"><text:soft-page-break/>Quand r est préssé, on vérifie que la souris est sur une case valide et on appelle tournermachine sur la position x,y :</text:p>
      <text:p text:style-name="P51"/>
      <text:p text:style-name="P7" loext:marker-style-name="T3"><text:span text:style-name="T3">addKeyListener(</text:span><text:span text:style-name="T4">new </text:span><text:span text:style-name="T3">java.awt.event.KeyAdapter() {<text:line-break/> <text:s text:c="3"/></text:span><text:span text:style-name="T22">@Override<text:line-break/> <text:s text:c="3"/></text:span><text:span text:style-name="T4">public void </text:span><text:span text:style-name="T7">keyPressed</text:span><text:span text:style-name="T3">(java.awt.event.KeyEvent e) {<text:line-break/> <text:s text:c="7"/></text:span><text:span text:style-name="T4">if </text:span><text:span text:style-name="T3">(e.getKeyCode() == java.awt.event.KeyEvent.</text:span><text:span text:style-name="T5">VK_R </text:span><text:span text:style-name="T3">&amp;&amp; </text:span><text:span text:style-name="T6">mouseX </text:span><text:span text:style-name="T3">&gt;= </text:span><text:span text:style-name="T10">0 </text:span><text:span text:style-name="T3">&amp;&amp; </text:span><text:span text:style-name="T6">mouseY </text:span><text:span text:style-name="T3">&gt;= </text:span><text:span text:style-name="T10">0</text:span><text:span text:style-name="T3">) {<text:line-break/> <text:s text:c="11"/></text:span><text:span text:style-name="T6">jeu</text:span><text:span text:style-name="T3">.tournerMachine(</text:span><text:span text:style-name="T6">mouseX</text:span><text:span text:style-name="T3">, </text:span><text:span text:style-name="T6">mouseY</text:span><text:span text:style-name="T3">);<text:line-break/> <text:s text:c="7"/>}<text:line-break/> <text:s text:c="3"/>}<text:line-break/>});<text:line-break/>setFocusable(</text:span><text:span text:style-name="T4">true</text:span><text:span text:style-name="T3">);<text:line-break/>requestFocus();</text:span></text:p>
      <text:p text:style-name="P51"/>
      <text:p text:style-name="P52">Et on défocus aussi les boutons du Jpanel pour éviter qu’ils ne soit focus au lieu du Jframe :</text:p>
      <text:p text:style-name="P7" loext:marker-style-name="T3"><text:span text:style-name="T3">btnTapis.setFocusable(</text:span><text:span text:style-name="T4">false</text:span><text:span text:style-name="T3">);<text:line-break/>btnMine.setFocusable(</text:span><text:span text:style-name="T4">false</text:span><text:span text:style-name="T3">);<text:line-break/>btnPoubelle.setFocusable(</text:span><text:span text:style-name="T4">false</text:span><text:span text:style-name="T3">);<text:line-break/>btnRotateur.setFocusable(</text:span><text:span text:style-name="T4">false</text:span><text:span text:style-name="T3">);<text:line-break/>btnDecoupeur.setFocusable(</text:span><text:span text:style-name="T4">false</text:span><text:span text:style-name="T3">);</text:span></text:p>
      <text:p text:style-name="P53">On définit une méthode tourner_machine dans la classe Jeu :</text:p>
      <text:p text:style-name="P7" loext:marker-style-name="T3"><text:span text:style-name="T4">public void </text:span><text:span text:style-name="T7">tournerMachine</text:span><text:span text:style-name="T3">(</text:span><text:span text:style-name="T4">int </text:span><text:span text:style-name="T3">x, </text:span><text:span text:style-name="T4">int </text:span><text:span text:style-name="T3">y) {<text:line-break/> <text:s text:c="3"/>Machine m = </text:span><text:span text:style-name="T6">plateau</text:span><text:span text:style-name="T3">.getCases()[x][y].getMachine();<text:line-break/> <text:s text:c="3"/></text:span><text:span text:style-name="T4">if </text:span><text:span text:style-name="T3">(m != </text:span><text:span text:style-name="T4">null</text:span><text:span text:style-name="T3">) {<text:line-break/> <text:s text:c="7"/>m.tourner();<text:line-break/> <text:s text:c="7"/></text:span><text:span text:style-name="T6">plateau</text:span><text:span text:style-name="T3">.mettreAJourCoins(x, y);<text:line-break/> <text:s text:c="3"/>}<text:line-break/>}</text:span></text:p>
      <text:p text:style-name="P53">Qui appelle la méthode tourner la direction : Nord → Est → Sud → Ouest</text:p>
      <text:p text:style-name="P54">Pour la suppresion, on place l’appel de la fonction dans le listener <text:span text:style-name="T38">ou button3 correspond au click droit </text:span>:</text:p>
      <text:p text:style-name="P7" loext:marker-style-name="T3"><text:span text:style-name="T4">public void </text:span><text:span text:style-name="T7">mouseClicked</text:span><text:span text:style-name="T3">(MouseEvent e) {<text:line-break/> <text:s text:c="3"/></text:span><text:span text:style-name="T4">if </text:span><text:span text:style-name="T3">(e.getButton() == MouseEvent.</text:span><text:span text:style-name="T5">BUTTON3</text:span><text:span text:style-name="T3">) {<text:line-break/> <text:s text:c="7"/></text:span><text:span text:style-name="T6">mousePressed </text:span><text:span text:style-name="T3">= </text:span><text:span text:style-name="T4">false</text:span><text:span text:style-name="T3">;<text:line-break/> <text:s text:c="7"/></text:span><text:span text:style-name="T6">jeu</text:span><text:span text:style-name="T3">.supprimerMachine(</text:span><text:span text:style-name="T6">xx</text:span><text:span text:style-name="T3">,</text:span><text:span text:style-name="T6">yy</text:span><text:span text:style-name="T3">);<text:line-break/> <text:s text:c="3"/>}<text:line-break/>}</text:span></text:p>
      <text:p text:style-name="P55">Qui appelle supprimermachine et met à null la référence de la machine <text:span text:style-name="T39">avec une protection sur la zone de livraison </text:span>:</text:p>
      <text:p text:style-name="P7" loext:marker-style-name="T3"><text:span text:style-name="T4">public void </text:span><text:span text:style-name="T7">supprimerMachine</text:span><text:span text:style-name="T3">(</text:span><text:span text:style-name="T4">int </text:span><text:span text:style-name="T3">x, </text:span><text:span text:style-name="T4">int </text:span><text:span text:style-name="T3">y) {<text:line-break/> <text:s text:c="3"/></text:span><text:span text:style-name="T4">if </text:span><text:span text:style-name="T3">(</text:span><text:span text:style-name="T6">plateau</text:span><text:span text:style-name="T3">.getCases()[x][y].getMachine() </text:span><text:span text:style-name="T4">instanceof </text:span><text:span text:style-name="T3">Livraison) </text:span><text:span text:style-name="T4">return</text:span><text:span text:style-name="T3">;<text:line-break/> <text:s text:c="3"/></text:span><text:span text:style-name="T6">plateau</text:span><text:span text:style-name="T3">.setMachine(x, y, </text:span><text:span text:style-name="T4">null</text:span><text:span text:style-name="T3">);<text:line-break/>}</text:span></text:p>
      <text:h text:style-name="Heading_20_2" text:outline-level="2"><text:bookmark-start text:name="__RefHeading___Toc3009_2986021968"/>La légende<text:bookmark-end text:name="__RefHeading___Toc3009_2986021968"/></text:h>
      <text:p text:style-name="P56">En bas de la fenètre, pour prévenir l’utilisateur on créer une légende permettant de comprendre ce que font les raccourcis : click gauche pour poser, click droit pour supprimer une machine et la touche r pour rotate une machine :</text:p>
      <text:p text:style-name="P57"><draw:frame draw:style-name="fr2" draw:name="Image2" text:anchor-type="char" svg:width="17cm" svg:height="0.464cm" draw:z-index="1"><draw:image xlink:href="Pictures/10000001000004480000001E7FD263BF.png" xlink:type="simple" xlink:show="embed" xlink:actuate="onLoad" draw:mime-type="image/png"/></draw:frame>Simplement avec ces lignes, on ajoute le jlabel au sud donc en bas de la fenetre :</text:p>
      <text:p text:style-name="P7" loext:marker-style-name="T3"><text:span text:style-name="T9">// Jlabel (légende des touches de l'application ajouter au sud en bas de la fenetre)<text:line-break/></text:span><text:span text:style-name="T3">JLabel legende = </text:span><text:span text:style-name="T4">new </text:span><text:span text:style-name="T3">JLabel(</text:span><text:span text:style-name="T11">" <text:s/>Clic droit : Supprimer <text:s/>| <text:s/>R : Tourner <text:s/>| <text:s/>Clic gauche : Placer <text:s/>"</text:span><text:span text:style-name="T3">);<text:line-break/></text:span><text:soft-page-break/><text:span text:style-name="T3">legende.setHorizontalAlignment(SwingConstants.</text:span><text:span text:style-name="T5">CENTER</text:span><text:span text:style-name="T3">);<text:line-break/>legende.setFont(</text:span><text:span text:style-name="T4">new </text:span><text:span text:style-name="T3">Font(</text:span><text:span text:style-name="T11">"Arial"</text:span><text:span text:style-name="T3">, Font.</text:span><text:span text:style-name="T5">BOLD</text:span><text:span text:style-name="T3">, </text:span><text:span text:style-name="T10">13</text:span><text:span text:style-name="T3">));<text:line-break/>legende.setBorder(BorderFactory.</text:span><text:span text:style-name="T27">createEtchedBorder</text:span><text:span text:style-name="T3">());<text:line-break/>add(legende, BorderLayout.</text:span><text:span text:style-name="T5">SOUTH</text:span><text:span text:style-name="T3">);</text:span></text:p>
      <text:h text:style-name="Heading_20_2" text:outline-level="2"><text:bookmark-start text:name="__RefHeading___Toc3011_2986021968"/>Les couleurs<text:bookmark-end text:name="__RefHeading___Toc3011_2986021968"/></text:h>
      <text:p text:style-name="P58">Pour pouvoir développer les couleurs, on a d’abord complété la classe avec getter et constructeur :</text:p>
      <text:p text:style-name="P59" loext:marker-style-name="T3"><text:span text:style-name="T4">public class </text:span><text:span text:style-name="T3">ItemColor </text:span><text:span text:style-name="T4">extends </text:span><text:span text:style-name="T3">Item {<text:line-break/> Color </text:span><text:span text:style-name="T6">color</text:span><text:span text:style-name="T3">;<text:line-break/><text:line-break/> </text:span><text:span text:style-name="T4">public </text:span><text:span text:style-name="T7">ItemColor</text:span><text:span text:style-name="T3">(Color color){<text:line-break/> </text:span><text:span text:style-name="T4">this</text:span><text:span text:style-name="T3">.</text:span><text:span text:style-name="T6">color</text:span><text:span text:style-name="T3">=color;<text:line-break/> }<text:line-break/><text:line-break/> </text:span><text:span text:style-name="T4">public </text:span><text:span text:style-name="T3">Color </text:span><text:span text:style-name="T7">getColor</text:span><text:span text:style-name="T3">(){<text:line-break/> </text:span><text:span text:style-name="T4">return </text:span><text:span text:style-name="T6">color</text:span><text:span text:style-name="T3">;<text:line-break/> }<text:line-break/><text:line-break/> </text:span><text:span text:style-name="T4">public void </text:span><text:span text:style-name="T7">transform</text:span><text:span text:style-name="T3">(Color add) { </text:span><text:span text:style-name="T9">// faire varier la couleur suivant la couleur ajoutée<text:line-break/> </text:span><text:span text:style-name="T3">}<text:line-break/>}</text:span></text:p>
      <text:p text:style-name="P58">Ensuite, <text:span text:style-name="T40">il a fallu inclure pour une case un getter et setter pour obtenir le type de gisement :</text:span></text:p>
      <text:p text:style-name="P7" loext:marker-style-name="T3"><text:span text:style-name="T4">public </text:span><text:span text:style-name="T3">Item </text:span><text:span text:style-name="T7">getGisement</text:span><text:span text:style-name="T3">() {<text:line-break/> <text:s text:c="3"/></text:span><text:span text:style-name="T4">return </text:span><text:span text:style-name="T6">gisement</text:span><text:span text:style-name="T3">;<text:line-break/>}<text:line-break/><text:line-break/></text:span><text:span text:style-name="T4">public void </text:span><text:span text:style-name="T7">setGisement</text:span><text:span text:style-name="T3">(Item g) {<text:line-break/> <text:s text:c="3"/></text:span><text:span text:style-name="T6">gisement </text:span><text:span text:style-name="T3">= g;<text:line-break/>}</text:span></text:p>
      <text:p text:style-name="P60">J’ai créer un gisement de couleur rouge pour le début en position fixe 7,7 avec celle ligne rajouter dans la fonction initPlateauVide de la classe plateau :</text:p>
      <text:p text:style-name="P7" loext:marker-style-name="T3"><text:span text:style-name="T6">grilleCases</text:span><text:span text:style-name="T3">[</text:span><text:span text:style-name="T10">7</text:span><text:span text:style-name="T3">][</text:span><text:span text:style-name="T10">7</text:span><text:span text:style-name="T3">].setGisement(</text:span><text:span text:style-name="T4">new </text:span><text:span text:style-name="T3">ItemColor(Color.</text:span><text:span text:style-name="T5">Red</text:span><text:span text:style-name="T3">));</text:span></text:p>
      <text:p text:style-name="P61">Il a fallu ensuite modifier la fonction de travail de la mine afin de lui dire quoi ajouter en fonction du gisement (couleur ou forme).</text:p>
      <text:p text:style-name="P7" loext:marker-style-name="T3"><text:span text:style-name="T4">public void </text:span><text:span text:style-name="T7">work</text:span><text:span text:style-name="T3">() { </text:span><text:span text:style-name="T9">// </text:span><text:span text:style-name="T41">TODO : modifier, suivant le gisement fait<text:line-break/> <text:s text:c="3"/></text:span><text:span text:style-name="T4">if </text:span><text:span text:style-name="T3">(</text:span><text:span text:style-name="T4">new </text:span><text:span text:style-name="T3">Random().nextInt(</text:span><text:span text:style-name="T10">4</text:span><text:span text:style-name="T3">) == </text:span><text:span text:style-name="T10">0</text:span><text:span text:style-name="T3">) {<text:line-break/> <text:s text:c="7"/>Item gisement = </text:span><text:span text:style-name="T6">c</text:span><text:span text:style-name="T3">.getGisement();<text:line-break/> <text:s text:c="7"/></text:span><text:span text:style-name="T9">// On ajoute en fonction du type de gisement si couleur ou forme<text:line-break/> <text:s text:c="7"/></text:span><text:span text:style-name="T4">if </text:span><text:span text:style-name="T3">(gisement </text:span><text:span text:style-name="T4">instanceof </text:span><text:span text:style-name="T3">ItemShape) {<text:line-break/> <text:s text:c="11"/></text:span><text:span text:style-name="T6">current</text:span><text:span text:style-name="T3">.add(</text:span><text:span text:style-name="T4">new </text:span><text:span text:style-name="T3">ItemShape(</text:span><text:span text:style-name="T11">"CrCb--Cb"</text:span><text:span text:style-name="T3">));<text:line-break/> <text:s text:c="7"/>} </text:span><text:span text:style-name="T4">else if </text:span><text:span text:style-name="T3">(gisement </text:span><text:span text:style-name="T4">instanceof </text:span><text:span text:style-name="T3">ItemColor) {<text:line-break/> <text:s text:c="11"/></text:span><text:span text:style-name="T6">current</text:span><text:span text:style-name="T3">.add(</text:span><text:span text:style-name="T4">new </text:span><text:span text:style-name="T3">ItemColor(((ItemColor) gisement).getColor()));<text:line-break/> <text:s text:c="7"/>}<text:line-break/> <text:s text:c="3"/>}<text:line-break/>}</text:span></text:p>
      <text:p text:style-name="P62">Il a fallu ensuite afficher les gisements fixe sur le plateau dans la fonction mettre a jour affichage, <text:span text:style-name="T42">ce sont l’arrière plan que nous modifions</text:span> :</text:p>
      <text:p text:style-name="P7" loext:marker-style-name="T3"><text:span text:style-name="T3">Item gisement = c.getGisement();<text:line-break/></text:span><text:span text:style-name="T4">if </text:span><text:span text:style-name="T3">(gisement </text:span><text:span text:style-name="T4">instanceof </text:span><text:span text:style-name="T3">ItemColor) {<text:line-break/> <text:s text:c="3"/>ItemColor ic = (ItemColor) gisem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Background(</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Background(</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Background(</text:span><text:span text:style-name="T4">new </text:span><text:span text:style-name="T3">ImageIcon(</text:span><text:span text:style-name="T11">"./data/sprites/colors/blue.png"</text:span><text:span text:style-name="T3">).getImage()); </text:span><text:span text:style-name="T4">break</text:span><text:span text:style-name="T3">;<text:line-break/></text:span><text:soft-page-break/><text:span text:style-name="T3"> <text:s text:c="7"/></text:span><text:span text:style-name="T4">case </text:span><text:span text:style-name="T5">Yellow</text:span><text:span text:style-name="T3">: </text:span><text:span text:style-name="T6">tabIP</text:span><text:span text:style-name="T3">[x][y].setBackground(</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Background(</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Background(</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Background(</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3">Et tester le current item si c’est un itemcolor, alors mettre l’avant plan le front permettant de voir la forme se déplacer sur les tapis, les mines ect…. :</text:p>
      <text:p text:style-name="P7" loext:marker-style-name="T3"><text:span text:style-name="T4">if </text:span><text:span text:style-name="T3">(current </text:span><text:span text:style-name="T4">instanceof </text:span><text:span text:style-name="T3">ItemColor) {<text:line-break/> <text:s text:c="3"/>ItemColor ic = (ItemColor) current;<text:line-break/> <text:s text:c="3"/></text:span><text:span text:style-name="T4">switch </text:span><text:span text:style-name="T3">(ic.getColor()) {<text:line-break/> <text:s text:c="7"/></text:span><text:span text:style-name="T4">case </text:span><text:span text:style-name="T5">Red</text:span><text:span text:style-name="T3">: <text:s text:c="3"/></text:span><text:span text:style-name="T6">tabIP</text:span><text:span text:style-name="T3">[x][y].setFront(</text:span><text:span text:style-name="T4">new </text:span><text:span text:style-name="T3">ImageIcon(</text:span><text:span text:style-name="T11">"./data/sprites/colors/red.png"</text:span><text:span text:style-name="T3">).getImage()); </text:span><text:span text:style-name="T4">break</text:span><text:span text:style-name="T3">;<text:line-break/> <text:s text:c="7"/></text:span><text:span text:style-name="T4">case </text:span><text:span text:style-name="T5">Green</text:span><text:span text:style-name="T3">: <text:s/></text:span><text:span text:style-name="T6">tabIP</text:span><text:span text:style-name="T3">[x][y].setFront(</text:span><text:span text:style-name="T4">new </text:span><text:span text:style-name="T3">ImageIcon(</text:span><text:span text:style-name="T11">"./data/sprites/colors/green.png"</text:span><text:span text:style-name="T3">).getImage()); </text:span><text:span text:style-name="T4">break</text:span><text:span text:style-name="T3">;<text:line-break/> <text:s text:c="7"/></text:span><text:span text:style-name="T4">case </text:span><text:span text:style-name="T5">Blue</text:span><text:span text:style-name="T3">: <text:s text:c="2"/></text:span><text:span text:style-name="T6">tabIP</text:span><text:span text:style-name="T3">[x][y].setFront(</text:span><text:span text:style-name="T4">new </text:span><text:span text:style-name="T3">ImageIcon(</text:span><text:span text:style-name="T11">"./data/sprites/colors/blue.png"</text:span><text:span text:style-name="T3">).getImage()); </text:span><text:span text:style-name="T4">break</text:span><text:span text:style-name="T3">;<text:line-break/> <text:s text:c="7"/></text:span><text:span text:style-name="T4">case </text:span><text:span text:style-name="T5">Yellow</text:span><text:span text:style-name="T3">: </text:span><text:span text:style-name="T6">tabIP</text:span><text:span text:style-name="T3">[x][y].setFront(</text:span><text:span text:style-name="T4">new </text:span><text:span text:style-name="T3">ImageIcon(</text:span><text:span text:style-name="T11">"./data/sprites/colors/yellow.png"</text:span><text:span text:style-name="T3">).getImage()); </text:span><text:span text:style-name="T4">break</text:span><text:span text:style-name="T3">;<text:line-break/> <text:s text:c="7"/></text:span><text:span text:style-name="T4">case </text:span><text:span text:style-name="T5">Purple</text:span><text:span text:style-name="T3">: </text:span><text:span text:style-name="T6">tabIP</text:span><text:span text:style-name="T3">[x][y].setFront(</text:span><text:span text:style-name="T4">new </text:span><text:span text:style-name="T3">ImageIcon(</text:span><text:span text:style-name="T11">"./data/sprites/colors/purple.png"</text:span><text:span text:style-name="T3">).getImage()); </text:span><text:span text:style-name="T4">break</text:span><text:span text:style-name="T3">;<text:line-break/> <text:s text:c="7"/></text:span><text:span text:style-name="T4">case </text:span><text:span text:style-name="T5">Cyan</text:span><text:span text:style-name="T3">: <text:s text:c="2"/></text:span><text:span text:style-name="T6">tabIP</text:span><text:span text:style-name="T3">[x][y].setFront(</text:span><text:span text:style-name="T4">new </text:span><text:span text:style-name="T3">ImageIcon(</text:span><text:span text:style-name="T11">"./data/sprites/colors/cyan.png"</text:span><text:span text:style-name="T3">).getImage()); </text:span><text:span text:style-name="T4">break</text:span><text:span text:style-name="T3">;<text:line-break/> <text:s text:c="7"/></text:span><text:span text:style-name="T4">case </text:span><text:span text:style-name="T5">White</text:span><text:span text:style-name="T3">: <text:s/></text:span><text:span text:style-name="T6">tabIP</text:span><text:span text:style-name="T3">[x][y].setFront(</text:span><text:span text:style-name="T4">new </text:span><text:span text:style-name="T3">ImageIcon(</text:span><text:span text:style-name="T11">"./data/sprites/colors/white.png"</text:span><text:span text:style-name="T3">).getImage()); </text:span><text:span text:style-name="T4">break</text:span><text:span text:style-name="T3">;<text:line-break/> <text:s text:c="3"/>}<text:line-break/>}</text:span></text:p>
      <text:p text:style-name="P64">Et pour finir, on ajoute une vérification dans la classe jeu, dans les méthode slide et press pour sortir si on pose autre chose qu’une mine sur un gisement de couleur ce qui n’est pas autorisé :</text:p>
      <text:p text:style-name="P7" loext:marker-style-name="T3"><text:span text:style-name="T4">if </text:span><text:span text:style-name="T3">(</text:span><text:span text:style-name="T6">plateau</text:span><text:span text:style-name="T3">.getCases()[x][y].getGisement() != </text:span><text:span text:style-name="T4">null </text:span><text:span text:style-name="T3">&amp;&amp; </text:span><text:span text:style-name="T6">outilSelectionne </text:span><text:span text:style-name="T3">!= Outil.</text:span><text:span text:style-name="T5">MINE</text:span><text:span text:style-name="T3">) </text:span><text:span text:style-name="T4">return</text:span><text:span text:style-name="T3">;</text:span></text:p>
      <text:h text:style-name="Heading_20_2" text:outline-level="2">Les petites modifications</text:h>
      <text:p text:style-name="P65">Une modification a été faite sur la méthode send de machine permettant d’envoyer seulement si la machine voisine n’a pas déjà un item dans sa file, cela permet d’éviter de supprimer les objets <text:span text:style-name="T43">voici a quoi elle ressemble désormais </text:span>:</text:p>
      <text:p text:style-name="P7" loext:marker-style-name="T3"><text:span text:style-name="T4">public void </text:span><text:span text:style-name="T7">send</text:span><text:span text:style-name="T3">() </text:span><text:span text:style-name="T9">// la machine dépose un item sur sa ou ses sorties<text:line-break/></text:span><text:span text:style-name="T3">{<text:line-break/> <text:s text:c="3"/>Case up = </text:span><text:span text:style-name="T6">c</text:span><text:span text:style-name="T3">.</text:span><text:span text:style-name="T6">plateau</text:span><text:span text:style-name="T3">.getCase(</text:span><text:span text:style-name="T6">c</text:span><text:span text:style-name="T3">, </text:span><text:span text:style-name="T6">d</text:span><text:span text:style-name="T3">); </text:span><text:span text:style-name="T9">// On envoit désormais suivant la direction<text:line-break/> <text:s text:c="3"/></text:span><text:span text:style-name="T4">if </text:span><text:span text:style-name="T3">(up != </text:span><text:span text:style-name="T4">null</text:span><text:span text:style-name="T3">) {<text:line-break/> <text:s text:c="7"/>Machine m = up.getMachine();<text:line-break/> <text:s text:c="7"/></text:span><text:span text:style-name="T9">// permet d'envoyer que si la machine est vide, que sa voisine peut accepter et que la file de sa voisine est vide<text:line-break/> <text:s text:c="7"/></text:span><text:span text:style-name="T4">if </text:span><text:span text:style-name="T3">(m != </text:span><text:span text:style-name="T4">null </text:span><text:span text:style-name="T3">&amp;&amp; !</text:span><text:span text:style-name="T6">current</text:span><text:span text:style-name="T3">.isEmpty() &amp;&amp; m.accepteDepuis(</text:span><text:span text:style-name="T6">d</text:span><text:span text:style-name="T3">.direction_opossee()) &amp;&amp; m.</text:span><text:span text:style-name="T6">current</text:span><text:span text:style-name="T3">.isEmpty()) {<text:line-break/> <text:s text:c="11"/>Item item = </text:span><text:span text:style-name="T6">current</text:span><text:span text:style-name="T3">.getFirst();<text:line-break/> <text:s text:c="11"/>m.</text:span><text:span text:style-name="T6">current</text:span><text:span text:style-name="T3">.add(item);<text:line-break/> <text:s text:c="11"/></text:span><text:span text:style-name="T6">current</text:span><text:span text:style-name="T3">.remove(item);<text:line-break/> <text:s text:c="7"/>}<text:line-break/> <text:s text:c="3"/>}<text:line-break/>}</text:span></text:p>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line-height="115%" fo:text-indent="0cm" style:auto-text-indent="false" style:page-number="auto">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4ef6" officeooo:paragraph-rsid="00244ef6"/>
    </style:style>
    <style:style style:name="MP2" style:family="paragraph" style:parent-style-name="Footer">
      <style:paragraph-properties fo:text-align="center" style:justify-single-word="false"/>
    </style:style>
    <style:style style:name="MP3" style:family="paragraph" style:parent-style-name="Header">
      <style:text-properties officeooo:rsid="0024c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mmaire~~</text:p>
      </style:header>
      <style:footer>
        <text:p text:style-name="MP2"><text:bookmark-start text:name="PageNumWizard_FOOTER_Style de page par défaut1"/><text:page-number text:select-page="current">1</text:page-number><text:s/>/ <text:page-count>11</text:page-count><text:bookmark-end text:name="PageNumWizard_FOOTER_Style de page par défaut1"/></text:p>
      </style:footer>
    </style:master-page>
    <style:master-page style:name="Sommaire" style:page-layout-name="Mpm2" draw:style-name="Mdp1"/>
    <style:master-page style:name="Fonctionnalités_20_implémentées" style:display-name="Fonctionnalités implémentées" style:page-layout-name="Mpm1" draw:style-name="Mdp1">
      <style:header>
        <text:p text:style-name="MP3">~~Fonctionnalités Implémentées~~</text:p>
      </style:header>
      <style:footer>
        <text:p text:style-name="MP2"><text:bookmark-start text:name="PageNumWizard_FOOTER_Fonctionnalités implémentées2 Copie 1"/><text:page-number text:select-page="current">8</text:page-number><text:s/>/ <text:page-count>11</text:page-count><text:bookmark-end text:name="PageNumWizard_FOOTER_Fonctionnalités implémentées2 Copi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4T19:04:12.391673900</meta:creation-date>
    <dc:date>2026-03-27T23:36:21.728711600</dc:date>
    <meta:editing-duration>PT10H3M12S</meta:editing-duration>
    <meta:editing-cycles>187</meta:editing-cycles>
    <meta:generator>LibreOffice/25.8.5.2$Windows_X86_64 LibreOffice_project/9c8b85f387cc00a89945a79c9e6239f32e450ac2</meta:generator>
    <meta:document-statistic meta:table-count="0" meta:image-count="2" meta:object-count="0" meta:page-count="11" meta:paragraph-count="139" meta:word-count="2863" meta:character-count="22069" meta:non-whitespace-character-count="17914"/>
  </office:meta>
</office:document-meta>
</file>